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5799831B09234278.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ce style:name="Tahoma" svg:font-family="Tahoma" style:font-family-generic="system" style:font-pitch="variable"/>
    <style:font-face style:name="Times New Roman" svg:font-family="'Times New Roman'" style:font-adornments="Gras" style:font-family-generic="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false" style:writing-mode="lr-tb" table:tab-color="#069a2e"/>
    </style:style>
    <style:style style:name="ta10" style:family="table" style:master-page-name="Default">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2"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2"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2"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2"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2"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2"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2"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2"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2"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2"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2"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2"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2"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3" fo:font-size="28pt" fo:font-weight="bold" style:font-name-asian="Times New Roman3" style:font-size-asian="28pt" style:font-weight-asian="bold" style:font-name-complex="Times New Roman3"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2"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2"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2"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fo:font-weight="bold" style:font-name-asian="Times New Roman1" style:font-size-asian="28pt" style:font-weight-asian="bold" style:font-name-complex="Times New Roman1"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2"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2"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2"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2"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2"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2"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2"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2"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2"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55" style:family="table-cell" style:parent-style-name="Default">
      <style:table-cell-properties style:cell-protect="protected" style:print-content="true"/>
      <style:text-properties style:font-name="Times New Roman2"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2"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2"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2"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2"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2"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2"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2"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2"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2"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2"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2"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2"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2"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2"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2"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2"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2"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2"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2"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2"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2"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2"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2"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2"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3" style:font-size-asian="28pt" style:font-weight-asian="bold" style:font-name-complex="Times New Roman3"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2"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2"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2"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2"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2"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2"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3" fo:font-size="28pt" fo:font-weight="bold" style:font-name-asian="Times New Roman3" style:font-size-asian="28pt" style:font-weight-asian="bold" style:font-name-complex="Times New Roman3"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2"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2"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2"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2"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2"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2"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2"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2"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2"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2"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2"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2"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2"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2"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2"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2"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2"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2"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2"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2"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2"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2"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2"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2"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2"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2"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2"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2"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2"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2"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2"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2"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2"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2"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2"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2"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2"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2"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2"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2"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2"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3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c9211e" style:font-name="Times New Roman2" fo:font-size="12pt" fo:font-weight="bold" style:font-size-asian="12pt" style:font-weight-asian="bold" style:font-size-complex="12pt" style:font-weight-complex="bold"/>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2"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2"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2"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2"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2"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2"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2"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2"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2"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2"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96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2" fo:font-size="12pt" style:font-size-asian="12pt" style:font-size-complex="12pt"/>
    </style:style>
    <style:style style:name="ce96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2"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2"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2"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2" fo:font-size="12pt" style:font-size-asian="12pt" style:font-size-complex="12pt"/>
    </style:style>
    <style:style style:name="ce992" style:family="table-cell" style:parent-style-name="Default">
      <style:table-cell-properties fo:background-color="#000000" style:cell-protect="hidden-and-protected" style:print-content="true" style:text-align-source="fix" style:repeat-content="false" fo:border="0.06pt solid #000000"/>
      <style:paragraph-properties fo:text-align="center" fo:margin-left="0cm"/>
      <style:text-properties fo:color="#c9211e" style:font-name="Times New Roman2" fo:font-size="12pt" fo:font-weight="bold" style:font-size-asian="12pt" style:font-weight-asian="bold" style:font-size-complex="12pt" style:font-weight-complex="bold"/>
    </style:style>
    <style:style style:name="ce101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2"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2"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2"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2"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2"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2"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2"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2"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2"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2"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2" fo:font-size="12pt" fo:font-weight="bold" style:font-size-asian="12pt" style:font-weight-asian="bold" style:font-size-complex="12pt" style:font-weight-complex="bold"/>
    </style:style>
    <style:style style:name="ce1155" style:family="table-cell" style:parent-style-name="Default">
      <style:table-cell-properties style:cell-protect="protected" style:print-content="true"/>
      <style:text-properties style:font-name="Times New Roman2"/>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2"/>
    </style:style>
    <style:style style:name="ce1119" style:family="table-cell" style:parent-style-name="Default">
      <style:table-cell-properties fo:background-color="#000000" style:cell-protect="protected" style:print-content="true"/>
      <style:text-properties fo:color="#ffffff" style:font-name="Times New Roman2" fo:font-weight="bold" style:font-weight-asian="bold" style:font-weight-complex="bold"/>
    </style:style>
    <style:style style:name="ce115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2"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2"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2" fo:font-size="18pt" style:font-size-asian="18pt" style:font-size-complex="18pt"/>
    </style:style>
    <style:style style:name="ce1126" style:family="table-cell" style:parent-style-name="Default">
      <style:table-cell-properties style:cell-protect="protected" style:print-content="true"/>
      <style:text-properties style:font-name="Times New Roman2"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2" fo:font-size="18pt" style:font-size-asian="18pt" style:font-size-complex="18pt"/>
    </style:style>
    <style:style style:name="ce1130" style:family="table-cell" style:parent-style-name="Default">
      <style:table-cell-properties style:cell-protect="none" style:print-content="true"/>
      <style:text-properties style:font-name="Times New Roman2"/>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2"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2"/>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2" fo:font-size="18pt" style:font-size-asian="18pt" style:font-size-complex="18pt"/>
    </style:style>
    <style:style style:name="ce117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2"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2"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2"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2" fo:font-size="18pt" style:font-size-asian="18pt" style:font-size-complex="1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svg:stroke-color="#000000" draw:marker-start="Rounded_20_short_20_Arrow" draw:marker-start-width="0.2cm" draw:marker-end="Circle" draw:marker-end-width="0.2cm" svg:stroke-linecap="round" draw:textarea-horizontal-align="center" draw:textarea-vertical-align="middle"/>
      <style:paragraph-properties fo:text-align="center"/>
    </style:style>
    <style:style style:name="gr3" style:family="graphic">
      <style:graphic-properties fo:background-color="#ff0000"/>
      <style:text-properties fo:font-family="'Comic Sans MS'" style:font-style-name="Gras" style:font-family-generic="script" fo:font-size="24pt" fo:font-weight="bold"/>
    </style:style>
    <style:style style:name="gr4" style:family="graphic">
      <style:graphic-properties draw:textarea-vertical-align="middle" fo:background-color="#ff0000"/>
      <style:paragraph-properties fo:text-align="center"/>
      <style:text-properties fo:font-size="18pt"/>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paragraph-properties fo:text-align="center"/>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paragraph-properties fo:text-align="center"/>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paragraph-properties fo:text-align="center"/>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paragraph-properties fo:text-align="center"/>
    </style:style>
    <style:style style:name="gr9" style:family="graphic">
      <style:graphic-properties draw:textarea-vertical-align="middle" fo:background-color="#ff0000"/>
      <style:paragraph-properties fo:text-align="center"/>
      <style:text-properties fo:font-family="'Comic Sans MS'" style:font-style-name="Gras" style:font-family-generic="script" fo:font-size="24pt" fo:font-style="normal" fo:font-weight="bold"/>
    </style:style>
    <style:style style:name="gr10" style:family="graphic">
      <style:graphic-properties svg:stroke-color="#3465a4" draw:marker-start="" draw:marker-end="" draw:stroke-linejoin="round" draw:textarea-horizontal-align="justify" draw:textarea-vertical-align="middle" draw:auto-grow-height="false" fo:min-height="6.054cm" fo:min-width="0.224cm" text:animation="none"/>
      <style:paragraph-properties fo:text-align="center"/>
    </style:style>
    <style:style style:name="gr11" style:family="graphic">
      <style:graphic-properties draw:textarea-horizontal-align="justify" draw:textarea-vertical-align="middle" draw:auto-grow-height="false" fo:min-height="6.054cm" fo:min-width="0.224cm"/>
      <style:paragraph-properties fo:text-align="center"/>
    </style:style>
    <style:style style:name="gr12" style:family="graphic">
      <style:graphic-properties svg:stroke-color="#3465a4" draw:marker-start="" draw:marker-end="" draw:stroke-linejoin="round" draw:textarea-horizontal-align="justify" draw:textarea-vertical-align="middle" draw:auto-grow-height="false" fo:min-height="5.559cm" fo:min-width="0.224cm" text:animation="none"/>
      <style:paragraph-properties fo:text-align="center"/>
    </style:style>
    <style:style style:name="gr13" style:family="graphic">
      <style:graphic-properties draw:textarea-horizontal-align="justify" draw:textarea-vertical-align="middle" draw:auto-grow-height="false" fo:min-height="5.559cm" fo:min-width="0.224cm"/>
      <style:paragraph-properties fo:text-align="center"/>
    </style:style>
    <style:style style:name="gr14" style:family="graphic">
      <style:graphic-properties draw:textarea-vertical-align="middle" fo:background-color="#808080"/>
      <style:paragraph-properties fo:text-align="center"/>
      <style:text-properties fo:font-family="'Comic Sans MS'" style:font-style-name="Gras" style:font-family-generic="script" fo:font-size="20pt" fo:font-style="normal" fo:font-weight="bold"/>
    </style:style>
    <style:style style:name="gr15" style:family="graphic">
      <style:graphic-properties draw:marker-end="Arrow" draw:marker-end-width="0.2cm" draw:textarea-horizontal-align="center" draw:textarea-vertical-align="middl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family="'Comic Sans MS'" style:font-style-name="Gras" style:font-family-generic="script" fo:font-size="24pt" fo:font-weight="bold"/>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2" style:font-name-asian="Times New Roman2" style:font-name-complex="Times New Roman2"/>
    </style:style>
    <style:style style:name="T9" style:family="text">
      <style:text-properties fo:color="#ff3300"/>
    </style:style>
    <style:style style:name="T10" style:family="text">
      <style:text-properties fo:color="#ff3300" style:font-name="Times New Roman2" style:font-name-asian="Times New Roman2" style:font-name-complex="Times New Roman2"/>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2" style:font-name-asian="Times New Roman2" style:font-name-complex="Times New Roman2"/>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2" fo:font-style="italic" style:font-style-asian="italic" style:font-style-complex="italic"/>
    </style:style>
    <style:style style:name="T29" style:family="text">
      <style:text-properties style:font-name="Times New Roman2"/>
    </style:style>
    <style:style style:name="T30" style:family="text">
      <style:text-properties style:text-position="-33% 58%"/>
    </style:style>
    <style:style style:name="T31" style:family="text">
      <style:text-properties style:text-position="-8% 58%"/>
    </style:style>
    <style:style style:name="T32" style:family="text">
      <style:text-properties style:font-name="Times New Roman3" style:font-name-asian="Times New Roman3" style:font-name-complex="Times New Roman3"/>
    </style:style>
    <style:style style:name="T33" style:family="text">
      <style:text-properties style:font-name="Times New Roman2"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Times New Roman2"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5" style:family="text">
      <style:text-properties style:font-name="Times New Roman2"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g draw:z-index="0">
            <draw:frame draw:name="Image 4" draw:style-name="gr1" draw:text-style-name="P1" svg:width="21.249cm" svg:height="1.762cm" svg:x="0cm" svg:y="17.458cm">
              <draw:image xlink:href="Pictures/1000000000000320000000425799831B09234278.png" xlink:type="simple" xlink:show="embed" xlink:actuate="onLoad" draw:mime-type="image/png">
                <text:p/>
              </draw:image>
            </draw:frame>
            <draw:line draw:style-name="gr2" draw:text-style-name="P2" svg:x1="9.695cm" svg:y1="18.845cm" svg:x2="9cm" svg:y2="19.677cm">
              <text:p/>
            </draw:line>
            <draw:line draw:style-name="gr2" draw:text-style-name="P2" svg:x1="20.619cm" svg:y1="17.854cm" svg:x2="15.5cm" svg:y2="19.773cm">
              <text:p/>
            </draw:line>
          </draw:g>
          <draw:control draw:z-index="1" draw:style-name="gr3" draw:text-style-name="P3" svg:width="11.496cm" svg:height="1.5cm" svg:x="20.022cm" svg:y="1.1cm" draw:control="control1"/>
          <draw:control draw:z-index="2" draw:style-name="gr3" draw:text-style-name="P3" svg:width="11.496cm" svg:height="1.5cm" svg:x="20cm" svg:y="3.512cm" draw:control="control2"/>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3" draw:style-name="gr4" draw:text-style-name="P4" svg:width="3.389cm" svg:height="0.971cm" svg:x="1.124cm" svg:y="0.128cm" draw:control="control3"/>
          </table:table-cell>
          <table:table-cell table:number-columns-repeated="2"/>
          <table:table-cell>
            <draw:control table:end-cell-address="Aide.F25" table:end-x="1.407cm" table:end-y="0.507cm" draw:z-index="4"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line draw:z-index="2" draw:style-name="gr7" draw:text-style-name="P2" svg:x1="9.404cm" svg:y1="36.662cm" svg:x2="27.253cm" svg:y2="36.662cm">
            <text:p/>
          </draw:line>
          <draw:line draw:z-index="3" draw:style-name="gr8" draw:text-style-name="P2" svg:x1="9.359cm" svg:y1="33.361cm" svg:x2="27.208cm" svg:y2="33.361cm">
            <text:p/>
          </draw:line>
          <draw:line draw:z-index="4" draw:style-name="gr8" draw:text-style-name="P2" svg:x1="9.398cm" svg:y1="25.235cm" svg:x2="27.247cm" svg:y2="25.235cm">
            <text:p/>
          </draw:line>
          <draw:line draw:z-index="5" draw:style-name="gr8" draw:text-style-name="P2" svg:x1="9.499cm" svg:y1="18.769cm" svg:x2="27.348cm" svg:y2="18.769cm">
            <text:p/>
          </draw:line>
          <draw:line draw:z-index="6" draw:style-name="gr7" draw:text-style-name="P2" svg:x1="9.454cm" svg:y1="15.474cm" svg:x2="27.303cm" svg:y2="15.474cm">
            <text:p/>
          </draw:line>
          <draw:line draw:z-index="7" draw:style-name="gr8" draw:text-style-name="P2" svg:x1="9.398cm" svg:y1="12.21cm" svg:x2="27.247cm" svg:y2="12.21cm">
            <text:p/>
          </draw:line>
          <draw:line draw:z-index="8" draw:style-name="gr8" draw:text-style-name="P2" svg:x1="40.908cm" svg:y1="15.52cm" svg:x2="58.757cm" svg:y2="15.52cm">
            <text:p/>
          </draw:line>
          <draw:line draw:z-index="9" draw:style-name="gr8" draw:text-style-name="P2" svg:x1="40.853cm" svg:y1="21.978cm" svg:x2="58.702cm" svg:y2="21.978cm">
            <text:p/>
          </draw:line>
          <draw:line draw:z-index="10" draw:style-name="gr8" draw:text-style-name="P2" svg:x1="40.962cm" svg:y1="30.173cm" svg:x2="58.811cm" svg:y2="30.173cm">
            <text:p/>
          </draw:line>
          <draw:line draw:z-index="11" draw:style-name="gr7" draw:text-style-name="P2" svg:x1="40.962cm" svg:y1="33.374cm" svg:x2="58.811cm" svg:y2="33.374cm">
            <text:p/>
          </draw:line>
          <draw:line draw:z-index="12" draw:style-name="gr8" draw:text-style-name="P2" svg:x1="40.907cm" svg:y1="36.631cm" svg:x2="58.756cm" svg:y2="36.631cm">
            <text:p/>
          </draw:line>
          <draw:control draw:z-index="13" draw:style-name="gr9" draw:text-style-name="P5" svg:width="5.423cm" svg:height="1.552cm" svg:x="22.904cm" svg:y="42.401cm" draw:control="control5"/>
          <draw:control draw:z-index="14" draw:style-name="gr9" draw:text-style-name="P5" svg:width="5.384cm" svg:height="1.477cm" svg:x="17.029cm" svg:y="42.401cm" draw:control="control6"/>
          <draw:control draw:z-index="15" draw:style-name="gr3" draw:text-style-name="P3" svg:width="4.247cm" svg:height="1.5cm" svg:x="0.278cm" svg:y="42.409cm" draw:control="control7"/>
          <draw:control draw:z-index="16" draw:style-name="gr3" draw:text-style-name="P3" svg:width="11.496cm" svg:height="1.5cm" svg:x="4.975cm" svg:y="42.438cm" draw:control="control8"/>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table:number-columns-spanned="2" table:number-rows-spanned="2">
            <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lt;" calcext:value-type="string">
            <text:p>&lt;</text:p>
          </table:table-cell>
          <table:table-cell table:style-name="ce213" table:formula="of:=[$Données.D7]" office:value-type="float" office:value="-11" calcext:value-type="float">
            <text:p>-11</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11" calcext:value-type="float">
            <text:p>-11</text:p>
          </table:table-cell>
          <table:table-cell table:style-name="ce213" table:formula="of:=[$Données.F12]" office:value-type="string" office:string-value=";" calcext:value-type="string">
            <text:p>;</text:p>
          </table:table-cell>
          <table:table-cell table:style-name="ce213" table:formula="of:=[$Données.G12]" office:value-type="float" office:value="4" calcext:value-type="float">
            <text:p>4</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gt;" calcext:value-type="string">
            <text:p>&gt;</text:p>
          </table:table-cell>
          <table:table-cell table:style-name="ce213" table:formula="of:=[Données.$D$8]" office:value-type="float" office:value="15" calcext:value-type="float">
            <text:p>15</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1" calcext:value-type="float">
            <text:p>1</text:p>
          </table:table-cell>
          <table:table-cell table:style-name="ce213" table:formula="of:=[$Données.C13]" office:value-type="string" office:string-value="≤" calcext:value-type="string">
            <text:p>≤</text:p>
          </table:table-cell>
          <table:table-cell table:style-name="ce187" table:formula="of:=[$Données.D13]" office:value-type="string" office:string-value="x" calcext:value-type="string">
            <text:p>x</text:p>
          </table:table-cell>
          <table:table-cell table:style-name="ce213" table:formula="of:=[$Données.E13]" office:value-type="string" office:string-value="≤" calcext:value-type="string">
            <text:p>≤</text:p>
          </table:table-cell>
          <table:table-cell table:style-name="ce213" table:formula="of:=[$Données.F13]" office:value-type="float" office:value="16" calcext:value-type="float">
            <text:p>16</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13" calcext:value-type="float">
            <text:p>-13</text:p>
          </table:table-cell>
          <table:table-cell table:style-name="ce354"/>
          <table:table-cell table:style-name="ce354" table:formula="of:=[$Données.H14]" office:value-type="float" office:value="0" calcext:value-type="float">
            <text:p>0</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text:p/>
          </table:table-cell>
          <table:table-cell table:style-name="ce213" table:formula="of:=[.D12]">
            <text:p/>
          </table:table-cell>
          <table:table-cell table:style-name="ce213" table:formula="of:=[$Données.E9]" office:value-type="string" office:string-value="]" calcext:value-type="string">
            <text:p>]</text:p>
          </table:table-cell>
          <table:table-cell table:style-name="ce253"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4" calcext:value-type="float">
            <text:p>4</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14" calcext:value-type="float">
            <text:p>-14</text:p>
          </table:table-cell>
          <table:table-cell table:style-name="ce354"/>
          <table:table-cell table:style-name="ce354" table:formula="of:=[$Données.H15]" office:value-type="float" office:value="-3" calcext:value-type="float">
            <text:p>-3</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13" calcext:value-type="float">
            <text:p>13</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1" calcext:value-type="float">
            <text:p>-1</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8" calcext:value-type="float">
            <text:p>8</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2" calcext:value-type="float">
            <text:p>-2</text:p>
          </table:table-cell>
          <table:table-cell table:style-name="ce213" table:formula="of:=[$Données.C11]" office:value-type="string" office:string-value="≤" calcext:value-type="string">
            <text:p>≤</text:p>
          </table:table-cell>
          <table:table-cell table:style-name="ce187" table:formula="of:=[$Données.D11]" office:value-type="string" office:string-value="x" calcext:value-type="string">
            <text:p>x</text:p>
          </table:table-cell>
          <table:table-cell table:style-name="ce213" table:formula="of:=[$Données.E11]" office:value-type="string" office:string-value="&lt;" calcext:value-type="string">
            <text:p>&lt;</text:p>
          </table:table-cell>
          <table:table-cell table:style-name="ce213" table:formula="of:=[$Données.F11]" office:value-type="float" office:value="4" calcext:value-type="float">
            <text:p>4</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5" calcext:value-type="float">
            <text:p>5</text:p>
          </table:table-cell>
          <table:table-cell table:style-name="ce354"/>
          <table:table-cell table:style-name="ce354" table:formula="of:=[$Données.H17]" office:value-type="float" office:value="13" calcext:value-type="float">
            <text:p>13</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2" svg:x1="6cm" svg:y1="0.495cm" svg:x2="6cm" svg:y2="2.109cm">
            <text:p/>
          </draw:line>
          <draw:line draw:z-index="1" draw:style-name="gr6" draw:text-style-name="P2" svg:x1="8.537cm" svg:y1="0.529cm" svg:x2="8.537cm" svg:y2="2.143cm">
            <text:p/>
          </draw:line>
          <draw:line draw:z-index="2" draw:style-name="gr8" draw:text-style-name="P2" svg:x1="36.871cm" svg:y1="6.795cm" svg:x2="61.139cm" svg:y2="6.795cm">
            <text:p/>
          </draw:line>
          <draw:line draw:z-index="3" draw:style-name="gr8" draw:text-style-name="P2" svg:x1="36.876cm" svg:y1="11.233cm" svg:x2="61.093cm" svg:y2="11.233cm">
            <text:p/>
          </draw:line>
          <draw:custom-shape draw:z-index="4" draw:style-name="gr10" draw:text-style-name="P2"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5" draw:style-name="gr11" draw:text-style-name="P2"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6" draw:style-name="gr8" draw:text-style-name="P2" svg:x1="9.279cm" svg:y1="23.19cm" svg:x2="36.564cm" svg:y2="23.19cm">
            <text:p/>
          </draw:line>
          <draw:line draw:z-index="7" draw:style-name="gr8" draw:text-style-name="P2" svg:x1="9.225cm" svg:y1="27.528cm" svg:x2="36.61cm" svg:y2="27.528cm">
            <text:p/>
          </draw:line>
          <draw:custom-shape draw:z-index="8" draw:style-name="gr12" draw:text-style-name="P2"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9" draw:style-name="gr13" draw:text-style-name="P2"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0" draw:style-name="gr8" draw:text-style-name="P2" svg:x1="9.279cm" svg:y1="39.586cm" svg:x2="36.564cm" svg:y2="39.586cm">
            <text:p/>
          </draw:line>
          <draw:line draw:z-index="11" draw:style-name="gr8" draw:text-style-name="P2" svg:x1="9.225cm" svg:y1="43.924cm" svg:x2="36.61cm" svg:y2="43.924cm">
            <text:p/>
          </draw:line>
          <draw:custom-shape draw:z-index="12" draw:style-name="gr12" draw:text-style-name="P2"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3" draw:style-name="gr13" draw:text-style-name="P2"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4" draw:style-name="gr9" draw:text-style-name="P5" svg:width="4.688cm" svg:height="1.494cm" svg:x="32.06cm" svg:y="47.615cm" draw:control="control9"/>
          <draw:control draw:z-index="15" draw:style-name="gr9" draw:text-style-name="P5" svg:width="4.698cm" svg:height="1.528cm" svg:x="26.772cm" svg:y="47.605cm" draw:control="control10"/>
          <draw:control draw:z-index="16" draw:style-name="gr3" draw:text-style-name="P3" svg:width="4.247cm" svg:height="1.587cm" svg:x="0.67cm" svg:y="47.56cm" draw:control="control11"/>
          <draw:control draw:z-index="17" draw:style-name="gr3" draw:text-style-name="P3" svg:width="11.496cm" svg:height="1.5cm" svg:x="5.742cm" svg:y="47.631cm" draw:control="control12"/>
          <draw:control draw:z-index="18" draw:style-name="gr14" draw:text-style-name="P6" svg:width="6.216cm" svg:height="1.477cm" svg:x="9.079cm" svg:y="10.683cm" draw:control="control13"/>
          <draw:control draw:z-index="19" draw:style-name="gr14" draw:text-style-name="P6" svg:width="6.216cm" svg:height="1.477cm" svg:x="9.114cm" svg:y="12.738cm" draw:control="control14"/>
          <draw:control draw:z-index="20" draw:style-name="gr14"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2| = 14" calcext:value-type="string" table:number-columns-spanned="3" table:number-rows-spanned="1">
            <text:p>|x + 2| = 14</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gt; -5" calcext:value-type="string" table:number-columns-spanned="4" table:number-rows-spanned="1">
            <text:p>|x| &gt; -5</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8| &gt; -10" calcext:value-type="string" table:number-columns-spanned="4" table:number-rows-spanned="1">
            <text:p>|x + 8| &gt; -10</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536cm" svg:x="25.535cm" svg:y="26.049cm" draw:control="control16"/>
          <draw:control draw:z-index="3" draw:style-name="gr9" draw:text-style-name="P5" svg:width="5.384cm" svg:height="1.614cm" svg:x="19.466cm" svg:y="26.049cm" draw:control="control17"/>
          <draw:control draw:z-index="4" draw:style-name="gr3" draw:text-style-name="P3" svg:width="4.247cm" svg:height="1.5cm" svg:x="0.33cm" svg:y="26.109cm" draw:control="control18"/>
          <draw:control draw:z-index="5" draw:style-name="gr3" draw:text-style-name="P3"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  x² + 2 x - 8" calcext:value-type="string" table:number-columns-spanned="13" table:number-rows-spanned="1">
            <text:p>- <text:s/>x² + 2 x - 8</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9" draw:text-style-name="P5" svg:width="5.423cm" svg:height="1.457cm" svg:x="25.633cm" svg:y="42.426cm" draw:control="control20"/>
          <draw:control draw:z-index="1" draw:style-name="gr9" draw:text-style-name="P5" svg:width="5.384cm" svg:height="1.511cm" svg:x="19.572cm" svg:y="42.426cm" draw:control="control21"/>
          <draw:control draw:z-index="2" draw:style-name="gr3" draw:text-style-name="P3" svg:width="4.247cm" svg:height="1.5cm" svg:x="0.584cm" svg:y="42.378cm" draw:control="control22"/>
          <draw:control draw:z-index="3" draw:style-name="gr3" draw:text-style-name="P3"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column table:style-name="co1" table:default-cell-style-name="Default"/>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5"/>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5"/>
        </table:table-row>
        <table:table-row table:style-name="ro6">
          <table:table-cell table:number-columns-repeated="65"/>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2"/>
        </table:table-row>
        <table:table-row table:style-name="ro6">
          <table:table-cell table:style-name="ce129" table:formula="of:=[$Données.W34]" office:value-type="string" office:string-value="7 x² +  x - 5" calcext:value-type="string" table:number-columns-spanned="17" table:number-rows-spanned="1">
            <text:p>7 x² + <text:s/>x - 5</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2"/>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2"/>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Default"/>
          <table:table-cell table:style-name="ce56" table:number-columns-repeated="2"/>
          <table:table-cell table:style-name="ce146" table:number-columns-repeated="2"/>
          <table:table-cell table:number-columns-repeated="31"/>
          <table:table-cell table:style-name="ce21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4"/>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4"/>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4"/>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4"/>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4"/>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4"/>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4"/>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4"/>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4"/>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4"/>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4"/>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4"/>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5"/>
        </table:table-row>
        <table:table-row table:style-name="ro6">
          <table:table-cell table:number-columns-repeated="14"/>
          <table:table-cell table:style-name="ce56" table:number-columns-repeated="16"/>
          <table:table-cell table:number-columns-repeated="35"/>
        </table:table-row>
        <table:table-row table:style-name="ro6" table:number-rows-repeated="1048545">
          <table:table-cell table:number-columns-repeated="65"/>
        </table:table-row>
        <table:table-row table:style-name="ro7">
          <table:table-cell table:number-columns-repeated="65"/>
        </table:table-row>
        <table:table-row table:style-name="ro7">
          <table:table-cell table:number-columns-repeated="65"/>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491cm" svg:x="25.478cm" svg:y="40.846cm" draw:control="control24"/>
          <draw:control draw:z-index="3" draw:style-name="gr9" draw:text-style-name="P5" svg:width="5.384cm" svg:height="1.556cm" svg:x="19.601cm" svg:y="40.79cm" draw:control="control25"/>
          <draw:control draw:z-index="4" draw:style-name="gr3" draw:text-style-name="P3" svg:width="4.247cm" svg:height="1.5cm" svg:x="0.425cm" svg:y="40.763cm" draw:control="control26"/>
          <draw:control draw:z-index="5" draw:style-name="gr3" draw:text-style-name="P3"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float" office:value="-6" calcext:value-type="float">
            <text:p>-6</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6" calcext:value-type="float">
            <text:p>6</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486cm" svg:x="25.57cm" svg:y="44.079cm" draw:control="control28"/>
          <draw:control draw:z-index="3" draw:style-name="gr9" draw:text-style-name="P5" svg:width="5.384cm" svg:height="1.481cm" svg:x="19.571cm" svg:y="44.079cm" draw:control="control29"/>
          <draw:control draw:z-index="4" draw:style-name="gr3" draw:text-style-name="P3" svg:width="4.247cm" svg:height="1.5cm" svg:x="0.313cm" svg:y="43.947cm" draw:control="control30"/>
          <draw:control draw:z-index="5" draw:style-name="gr3" draw:text-style-name="P3"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4" calcext:value-type="float">
            <text:p>4</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5" calcext:value-type="float">
            <text:p>5</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2" svg:x1="8.096cm" svg:y1="0.495cm" svg:x2="8.096cm" svg:y2="2.109cm">
            <text:p/>
          </draw:line>
          <draw:line draw:z-index="1" draw:style-name="gr6" draw:text-style-name="P2" svg:x1="11.519cm" svg:y1="0.529cm" svg:x2="11.519cm" svg:y2="2.143cm">
            <text:p/>
          </draw:line>
          <draw:control draw:z-index="2" draw:style-name="gr9" draw:text-style-name="P5" svg:width="5.423cm" svg:height="1.645cm" svg:x="31.842cm" svg:y="32.44cm" draw:control="control32"/>
          <draw:control draw:z-index="3" draw:style-name="gr9" draw:text-style-name="P5" svg:width="5.384cm" svg:height="1.657cm" svg:x="25.814cm" svg:y="32.44cm" draw:control="control33"/>
          <draw:control draw:z-index="4" draw:style-name="gr3" draw:text-style-name="P3" svg:width="4.247cm" svg:height="1.5cm" svg:x="0.328cm" svg:y="32.561cm" draw:control="control34"/>
          <draw:control draw:z-index="5" draw:style-name="gr3" draw:text-style-name="P3"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office:value-type="float" office:value="20" calcext:value-type="float" table:number-columns-spanned="2" table:number-rows-spanned="2">
            <text:p>20</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true" calcext:value-type="boolean">
            <text:p>VRAI</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true" calcext:value-type="boolean">
            <text:p>VRAI</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5 x² - 30 x + 800 = 0" calcext:value-type="string" table:number-columns-spanned="20" table:number-rows-spanned="1">
            <text:p>-5 x² - 30 x + 800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office:value-type="string" calcext:value-type="string">
            <text:p>+</text:p>
          </table:table-cell>
          <table:table-cell table:style-name="ce52" office:value-type="float" office:value="6" calcext:value-type="float">
            <text:p>6</text:p>
          </table:table-cell>
          <table:table-cell table:style-name="ce131" office:value-type="string" calcext:value-type="string">
            <text:p>x</text:p>
          </table:table-cell>
          <table:table-cell table:style-name="ce52" office:value-type="string" calcext:value-type="string">
            <text:p>-</text:p>
          </table:table-cell>
          <table:table-cell table:style-name="ce52" office:value-type="float" office:value="160" calcext:value-type="float">
            <text:p>160</text:p>
          </table:table-cell>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office:value-type="boolean" office:boolean-value="true" calcext:value-type="boolean">
            <text:p>VRAI</text:p>
          </table:table-cell>
          <table:table-cell table:style-name="ce278"/>
          <table:table-cell table:style-name="ce115" table:formula="of:=IF(AND([.$AX$1];[.$AX$2]);[$Données.A160];&quot;&quot;)" office:value-type="float" office:value="-5" calcext:value-type="float">
            <text:p>-5</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office:value-type="string" office:string-value="+" calcext:value-type="string">
            <text:p>+</text:p>
          </table:table-cell>
          <table:table-cell table:style-name="ce115" table:formula="of:=IF(AND([.$AX$1];[.$AX$2]);[$Données.E160];&quot;&quot;)" office:value-type="float" office:value="6" calcext:value-type="float">
            <text:p>6</text:p>
          </table:table-cell>
          <table:table-cell table:style-name="ce58" table:formula="of:=&quot;x&quot;" office:value-type="string" office:string-value="x" calcext:value-type="string">
            <text:p>x</text:p>
          </table:table-cell>
          <table:table-cell table:style-name="ce302" table:formula="of:=IF(AND([.$AX$1];[.$AX$2]);[$Données.G160];&quot;&quot;)" office:value-type="string" office:string-value="-" calcext:value-type="string">
            <text:p>-</text:p>
          </table:table-cell>
          <table:table-cell table:style-name="ce115" table:formula="of:=IF(AND([.$AX$1];[.$AX$2]);[$Données.H160];&quot;&quot;)" office:value-type="float" office:value="160" calcext:value-type="float">
            <text:p>160</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3" calcext:value-type="float">
            <text:p>3</text:p>
          </table:table-cell>
          <table:table-cell table:style-name="ce56" office:value-type="string" calcext:value-type="string">
            <text:p>)²</text:p>
          </table:table-cell>
          <table:table-cell table:style-name="ce52" office:value-type="string" calcext:value-type="string">
            <text:p>-</text:p>
          </table:table-cell>
          <table:table-cell table:style-name="ce52" office:value-type="float" office:value="9" calcext:value-type="float">
            <text:p>9</text:p>
          </table:table-cell>
          <table:table-cell table:style-name="ce52" office:value-type="string" calcext:value-type="string">
            <text:p>-</text:p>
          </table:table-cell>
          <table:table-cell table:style-name="ce52" office:value-type="float" office:value="160" calcext:value-type="float">
            <text:p>160</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office:value-type="boolean" office:boolean-value="true" calcext:value-type="boolean">
            <text:p>VRAI</text:p>
          </table:table-cell>
          <table:table-cell table:style-name="ce278"/>
          <table:table-cell table:style-name="ce115" table:formula="of:=IF(AND([.$AX$1];[.$AX$2]);[$Données.A161];&quot;&quot;)" office:value-type="float" office:value="-5" calcext:value-type="float">
            <text:p>-5</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office:value-type="string" office:string-value="+" calcext:value-type="string">
            <text:p>+</text:p>
          </table:table-cell>
          <table:table-cell table:style-name="ce115" table:formula="of:=IF(AND([.$AX$1];[.$AX$2]);[$Données.F161];&quot;&quot;)" office:value-type="float" office:value="3" calcext:value-type="float">
            <text:p>3</text:p>
          </table:table-cell>
          <table:table-cell table:style-name="ce278" office:value-type="string" calcext:value-type="string">
            <text:p>)²</text:p>
          </table:table-cell>
          <table:table-cell table:style-name="ce115" table:formula="of:=IF(AND([.$AX$1];[.$AX$2]);[$Données.H161];&quot;&quot;)" office:value-type="string" office:string-value="-" calcext:value-type="string">
            <text:p>-</text:p>
          </table:table-cell>
          <table:table-cell table:style-name="ce115" table:formula="of:=IF(AND([.$AX$1];[.$AX$2]);[$Données.I161];&quot;&quot;)" office:value-type="float" office:value="9" calcext:value-type="float">
            <text:p>9</text:p>
          </table:table-cell>
          <table:table-cell table:style-name="ce115" table:formula="of:=IF(AND([.$AX$1];[.$AX$2]);[$Données.J161];&quot;&quot;)" office:value-type="string" office:string-value="-" calcext:value-type="string">
            <text:p>-</text:p>
          </table:table-cell>
          <table:table-cell table:style-name="ce115" table:formula="of:=IF(AND([.$AX$1];[.$AX$2]);[$Données.K161];&quot;&quot;)" office:value-type="float" office:value="160" calcext:value-type="float">
            <text:p>160</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3" calcext:value-type="float">
            <text:p>3</text:p>
          </table:table-cell>
          <table:table-cell table:style-name="ce278" office:value-type="string" calcext:value-type="string">
            <text:p>)²</text:p>
          </table:table-cell>
          <table:table-cell table:style-name="ce52" office:value-type="string" calcext:value-type="string">
            <text:p>-</text:p>
          </table:table-cell>
          <table:table-cell table:style-name="ce52" office:value-type="float" office:value="169" calcext:value-type="float">
            <text:p>169</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office:value-type="boolean" office:boolean-value="true" calcext:value-type="boolean">
            <text:p>VRAI</text:p>
          </table:table-cell>
          <table:table-cell table:style-name="ce278"/>
          <table:table-cell table:style-name="ce115" table:formula="of:=IF(AND([.$AX$1];[.$AX$2]);[$Données.A162];&quot;&quot;)" office:value-type="float" office:value="-5" calcext:value-type="float">
            <text:p>-5</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office:value-type="string" office:string-value="+" calcext:value-type="string">
            <text:p>+</text:p>
          </table:table-cell>
          <table:table-cell table:style-name="ce115" table:formula="of:=IF(AND([.$AX$1];[.$AX$2]);[$Données.F162];&quot;&quot;)" office:value-type="float" office:value="3" calcext:value-type="float">
            <text:p>3</text:p>
          </table:table-cell>
          <table:table-cell table:style-name="ce278" office:value-type="string" calcext:value-type="string">
            <text:p>)²</text:p>
          </table:table-cell>
          <table:table-cell table:style-name="ce115" table:formula="of:=IF(AND([.$AX$1];[.$AX$2]);[$Données.H162];&quot;&quot;)" office:value-type="string" office:string-value="-" calcext:value-type="string">
            <text:p>-</text:p>
          </table:table-cell>
          <table:table-cell table:style-name="ce115" table:formula="of:=IF(AND([.$AX$1];[.$AX$2]);[$Données.I162];&quot;&quot;)" office:value-type="float" office:value="169" calcext:value-type="float">
            <text:p>169</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3" calcext:value-type="float">
            <text:p>3</text:p>
          </table:table-cell>
          <table:table-cell table:style-name="ce278" office:value-type="string" calcext:value-type="string">
            <text:p>)²</text:p>
          </table:table-cell>
          <table:table-cell table:style-name="ce52" office:value-type="string" calcext:value-type="string">
            <text:p>-</text:p>
          </table:table-cell>
          <table:table-cell table:style-name="ce52" office:value-type="float" office:value="13" calcext:value-type="float">
            <text:p>13</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office:value-type="boolean" office:boolean-value="true" calcext:value-type="boolean">
            <text:p>VRAI</text:p>
          </table:table-cell>
          <table:table-cell table:style-name="ce278"/>
          <table:table-cell table:style-name="ce115" table:formula="of:=IF(AND([.$AX$1];[.$AX$2]);[$Données.A163];&quot;&quot;)" office:value-type="float" office:value="-5" calcext:value-type="float">
            <text:p>-5</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office:value-type="string" office:string-value="+" calcext:value-type="string">
            <text:p>+</text:p>
          </table:table-cell>
          <table:table-cell table:style-name="ce115" table:formula="of:=IF(AND([.$AX$1];[.$AX$2]);[$Données.F163];&quot;&quot;)" office:value-type="float" office:value="3" calcext:value-type="float">
            <text:p>3</text:p>
          </table:table-cell>
          <table:table-cell table:style-name="ce278" office:value-type="string" calcext:value-type="string">
            <text:p>)²</text:p>
          </table:table-cell>
          <table:table-cell table:style-name="ce115" table:formula="of:=IF(AND([.$AX$1];[.$AX$2]);[$Données.H163];&quot;&quot;)" office:value-type="string" office:string-value="-" calcext:value-type="string">
            <text:p>-</text:p>
          </table:table-cell>
          <table:table-cell table:style-name="ce115" table:formula="of:=IF(AND([.$AX$1];[.$AX$2]);[$Données.I163];&quot;&quot;)" office:value-type="float" office:value="13" calcext:value-type="float">
            <text:p>13</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3" calcext:value-type="float">
            <text:p>3</text:p>
          </table:table-cell>
          <table:table-cell table:style-name="ce52" office:value-type="string" calcext:value-type="string">
            <text:p>-</text:p>
          </table:table-cell>
          <table:table-cell table:style-name="ce52" office:value-type="float" office:value="13" calcext:value-type="float">
            <text:p>13</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3" calcext:value-type="float">
            <text:p>3</text:p>
          </table:table-cell>
          <table:table-cell table:style-name="ce52" office:value-type="string" calcext:value-type="string">
            <text:p>+</text:p>
          </table:table-cell>
          <table:table-cell table:style-name="ce52" office:value-type="float" office:value="13" calcext:value-type="float">
            <text:p>13</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office:value-type="boolean" office:boolean-value="true" calcext:value-type="boolean">
            <text:p>VRAI</text:p>
          </table:table-cell>
          <table:table-cell table:style-name="ce278"/>
          <table:table-cell table:style-name="ce115" table:formula="of:=IF(AND([.$AX$1];[.$AX$2]);[$Données.A164];&quot;&quot;)" office:value-type="float" office:value="-5" calcext:value-type="float">
            <text:p>-5</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office:value-type="string" office:string-value="+" calcext:value-type="string">
            <text:p>+</text:p>
          </table:table-cell>
          <table:table-cell table:style-name="ce115" table:formula="of:=IF(AND([.$AX$1];[.$AX$2]);[$Données.E164];&quot;&quot;)" office:value-type="float" office:value="3" calcext:value-type="float">
            <text:p>3</text:p>
          </table:table-cell>
          <table:table-cell table:style-name="ce115" table:formula="of:=IF(AND([.$AX$1];[.$AX$2]);[$Données.F164];&quot;&quot;)" office:value-type="string" office:string-value="-" calcext:value-type="string">
            <text:p>-</text:p>
          </table:table-cell>
          <table:table-cell table:style-name="ce115" table:formula="of:=IF(AND([.$AX$1];[.$AX$2]);[$Données.G164];&quot;&quot;)" office:value-type="float" office:value="13" calcext:value-type="float">
            <text:p>13</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office:value-type="string" office:string-value="+" calcext:value-type="string">
            <text:p>+</text:p>
          </table:table-cell>
          <table:table-cell table:style-name="ce115" table:formula="of:=IF(AND([.$AX$1];[.$AX$2]);[$Données.L164];&quot;&quot;)" office:value-type="float" office:value="3" calcext:value-type="float">
            <text:p>3</text:p>
          </table:table-cell>
          <table:table-cell table:style-name="ce115" table:formula="of:=IF(AND([.$AX$1];[.$AX$2]);[$Données.M164];&quot;&quot;)" office:value-type="string" office:string-value="+" calcext:value-type="string">
            <text:p>+</text:p>
          </table:table-cell>
          <table:table-cell table:style-name="ce115" table:formula="of:=IF(AND([.$AX$1];[.$AX$2]);[$Données.N164];&quot;&quot;)" office:value-type="float" office:value="13" calcext:value-type="float">
            <text:p>13</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office:value-type="float" office:value="-5" calcext:value-type="float">
            <text:p>-5</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10" calcext:value-type="float">
            <text:p>10</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office:value-type="string" calcext:value-type="string">
            <text:p>+</text:p>
          </table:table-cell>
          <table:table-cell table:style-name="ce52" office:value-type="float" office:value="16" calcext:value-type="float">
            <text:p>16</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office:value-type="boolean" office:boolean-value="true" calcext:value-type="boolean">
            <text:p>VRAI</text:p>
          </table:table-cell>
          <table:table-cell table:style-name="ce278"/>
          <table:table-cell table:style-name="ce115" table:formula="of:=IF(AND([.$AX$1];[.$AX$2]);[$Données.A165];&quot;&quot;)" office:value-type="float" office:value="-5" calcext:value-type="float">
            <text:p>-5</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office:value-type="string" office:string-value="-" calcext:value-type="string">
            <text:p>-</text:p>
          </table:table-cell>
          <table:table-cell table:style-name="ce115" table:formula="of:=IF(AND([.$AX$1];[.$AX$2]);[$Données.E165];&quot;&quot;)" office:value-type="float" office:value="10" calcext:value-type="float">
            <text:p>10</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office:value-type="string" office:string-value="+" calcext:value-type="string">
            <text:p>+</text:p>
          </table:table-cell>
          <table:table-cell table:style-name="ce115" table:formula="of:=IF(AND([.$AX$1];[.$AX$2]);[$Données.J165];&quot;&quot;)" office:value-type="float" office:value="16" calcext:value-type="float">
            <text:p>16</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office:value-type="float" office:value="-16" calcext:value-type="float">
            <text:p>-16</text:p>
          </table:table-cell>
          <table:table-cell table:style-name="ce56"/>
          <table:table-cell table:style-name="ce300" office:value-type="string" calcext:value-type="string">
            <text:p>x<text:span text:style-name="T30">2</text:span> =</text:p>
          </table:table-cell>
          <table:table-cell table:style-name="ce52" office:value-type="float" office:value="10" calcext:value-type="float">
            <text:p>10</text:p>
          </table:table-cell>
          <table:table-cell table:style-name="ce56"/>
          <table:table-cell table:style-name="ce154" office:value-type="string" calcext:value-type="string">
            <text:p>avec x<text:span text:style-name="T31">1</text:span> <text:span text:style-name="T32">≤</text:span> x<text:span text:style-name="T31">2</text:span></text:p>
          </table:table-cell>
          <table:table-cell table:style-name="ce56" table:number-columns-repeated="9"/>
          <table:table-cell table:style-name="ce278"/>
          <table:table-cell table:style-name="ce753" table:formula="of:=IF(OR([.$AX$1];[.$AX$2]);IF([$Données.AF166]=[$Données.AG166];1;0);&quot;&quot;)" office:value-type="boolean" office:boolean-value="true" calcext:value-type="boolean">
            <text:p>VRAI</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office:value-type="float" office:value="-16" calcext:value-type="float">
            <text:p>-16</text:p>
          </table:table-cell>
          <table:table-cell table:style-name="ce278"/>
          <table:table-cell table:style-name="ce300" office:value-type="string" calcext:value-type="string">
            <text:p>x<text:span text:style-name="T30">2</text:span> =</text:p>
          </table:table-cell>
          <table:table-cell table:style-name="ce115" table:formula="of:=IF(AND([.$AX$1];[.$AX$2]);[$Données.G166];&quot;&quot;)" office:value-type="float" office:value="10" calcext:value-type="float">
            <text:p>10</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QJMcJwIq6hJEooOWdAAVk760X6E="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image-data="Pictures/1000000000000320000000425799831B09234278.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9" draw:text-style-name="P5" svg:width="5.423cm" svg:height="1.567cm" svg:x="27.903cm" svg:y="39.074cm" draw:control="control36"/>
          <draw:control draw:z-index="1" draw:style-name="gr9" draw:text-style-name="P5" svg:width="5.384cm" svg:height="1.539cm" svg:x="21.954cm" svg:y="39.074cm" draw:control="control37"/>
          <draw:control draw:z-index="2" draw:style-name="gr3" draw:text-style-name="P3" svg:width="4.247cm" svg:height="1.5cm" svg:x="0.444cm" svg:y="39.128cm" draw:control="control38"/>
          <draw:control draw:z-index="3" draw:style-name="gr3" draw:text-style-name="P3"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office:value-type="float" office:value="0" calcext:value-type="float" table:number-columns-spanned="2" table:number-rows-spanned="2">
            <text:p>0</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true" calcext:value-type="boolean">
            <text:p>VRAI</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true" calcext:value-type="boolean">
            <text:p>VRAI</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7 x² +  x - 5" calcext:value-type="string" table:number-columns-spanned="13" table:number-rows-spanned="1">
            <text:p>7 x² + <text:s/>x - 5</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office:value-type="float" office:value="1" calcext:value-type="float">
            <text:p>1</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office:value-type="boolean" office:boolean-value="false" calcext:value-type="boolean">
            <text:p>FAUX</text:p>
          </table:table-cell>
          <table:table-cell table:style-name="ce56"/>
          <table:table-cell table:style-name="ce130" table:formula="of:=IF(AND([.$X$1];[.$X$2]);[$Données.A35];&quot;&quot;)" office:value-type="float" office:value="7" calcext:value-type="float">
            <text:p>7</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office:value-type="string" office:string-value="+" calcext:value-type="string">
            <text:p>+</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office:value-type="string" office:string-value="-" calcext:value-type="string">
            <text:p>-</text:p>
          </table:table-cell>
          <table:table-cell table:style-name="ce130" table:formula="of:=IF(AND([.$X$1];[.$X$2]);[$Données.I38];&quot;&quot;)" office:value-type="float" office:value="5" calcext:value-type="float">
            <text:p>5</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office:value-type="float" office:value="7" calcext:value-type="float">
            <text:p>7</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office:value-type="float" office:value="1" calcext:value-type="float">
            <text:p>1</text:p>
          </table:table-cell>
          <table:table-cell table:style-name="ce146" table:number-columns-repeated="2"/>
          <table:table-cell table:style-name="ce130" table:formula="of:=IF(AND([.$X$1];[.$X$2]);[$Données.I40];&quot;&quot;)" office:value-type="float" office:value="1" calcext:value-type="float">
            <text:p>1</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office:value-type="boolean" office:boolean-value="false" calcext:value-type="boolean">
            <text:p>FAUX</text:p>
          </table:table-cell>
          <table:table-cell table:style-name="ce56"/>
          <table:table-cell table:style-name="ce130" table:formula="of:=IF(AND([.$X$1];[.$X$2]);[$Données.A41];&quot;&quot;)" office:value-type="float" office:value="7" calcext:value-type="float">
            <text:p>7</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office:value-type="string" office:string-value="+" calcext:value-type="string">
            <text:p>+</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office:value-type="string" office:string-value="-" calcext:value-type="string">
            <text:p>-</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office:value-type="string" office:string-value="-" calcext:value-type="string">
            <text:p>-</text:p>
          </table:table-cell>
          <table:table-cell table:style-name="ce130" table:formula="of:=IF(AND([.$X$1];[.$X$2]);[$Données.L41];&quot;&quot;)" office:value-type="float" office:value="5" calcext:value-type="float">
            <text:p>5</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office:value-type="float" office:value="14" calcext:value-type="float">
            <text:p>14</text:p>
          </table:table-cell>
          <table:table-cell table:style-name="ce56" table:number-columns-repeated="2"/>
          <table:table-cell table:style-name="ce130" table:formula="of:=IF(AND([.$X$1];[.$X$2]);[$Données.I42];&quot;&quot;)" office:value-type="float" office:value="196" calcext:value-type="float">
            <text:p>196</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office:value-type="float" office:value="1" calcext:value-type="float">
            <text:p>1</text:p>
          </table:table-cell>
          <table:table-cell table:style-name="ce146" table:number-columns-repeated="2"/>
          <table:table-cell table:style-name="ce130" table:formula="of:=IF(AND([.$X$1];[.$X$2]);[$Données.H44];&quot;&quot;)" office:value-type="float" office:value="1" calcext:value-type="float">
            <text:p>1</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office:value-type="boolean" office:boolean-value="false" calcext:value-type="boolean">
            <text:p>FAUX</text:p>
          </table:table-cell>
          <table:table-cell table:style-name="ce56"/>
          <table:table-cell table:style-name="ce130" table:formula="of:=IF(AND([.$X$1];[.$X$2]);[$Données.A45];&quot;&quot;)" office:value-type="float" office:value="7" calcext:value-type="float">
            <text:p>7</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office:value-type="string" office:string-value="+" calcext:value-type="string">
            <text:p>+</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office:value-type="string" office:string-value="-" calcext:value-type="string">
            <text:p>-</text:p>
          </table:table-cell>
          <table:table-cell table:style-name="ce132" table:formula="of:=&quot;------&quot;" office:value-type="string" office:string-value="------" calcext:value-type="string">
            <text:p>------</text:p>
          </table:table-cell>
          <table:table-cell table:style-name="ce130" table:formula="of:=IF(AND([.$X$1];[.$X$2]);[$Données.I45];&quot;&quot;)" office:value-type="string" office:string-value="-" calcext:value-type="string">
            <text:p>-</text:p>
          </table:table-cell>
          <table:table-cell table:style-name="ce130" table:formula="of:=IF(AND([.$X$1];[.$X$2]);[$Données.J45];&quot;&quot;)" office:value-type="float" office:value="5" calcext:value-type="float">
            <text:p>5</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office:value-type="float" office:value="14" calcext:value-type="float">
            <text:p>14</text:p>
          </table:table-cell>
          <table:table-cell table:style-name="ce56"/>
          <table:table-cell table:style-name="ce67"/>
          <table:table-cell table:style-name="ce130" table:formula="of:=IF(AND([.$X$1];[.$X$2]);[$Données.H46];&quot;&quot;)" office:value-type="float" office:value="28" calcext:value-type="float">
            <text:p>28</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office:value-type="float" office:value="1" calcext:value-type="float">
            <text:p>1</text:p>
          </table:table-cell>
          <table:table-cell table:style-name="ce146" table:number-columns-repeated="2"/>
          <table:table-cell table:style-name="ce130" table:formula="of:=IF(AND([.$X$1];[.$X$2]);[$Données.H48];&quot;&quot;)" office:value-type="float" office:value="141" calcext:value-type="float">
            <text:p>141</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office:value-type="boolean" office:boolean-value="false" calcext:value-type="boolean">
            <text:p>FAUX</text:p>
          </table:table-cell>
          <table:table-cell table:style-name="ce56"/>
          <table:table-cell table:style-name="ce130" table:formula="of:=IF(AND([.$X$1];[.$X$2]);[$Données.A49];&quot;&quot;)" office:value-type="float" office:value="7" calcext:value-type="float">
            <text:p>7</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office:value-type="string" office:string-value="+" calcext:value-type="string">
            <text:p>+</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office:value-type="string" office:string-value="-"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office:value-type="float" office:value="14" calcext:value-type="float">
            <text:p>14</text:p>
          </table:table-cell>
          <table:table-cell table:style-name="ce56"/>
          <table:table-cell table:style-name="ce67"/>
          <table:table-cell table:style-name="ce130" table:formula="of:=IF(AND([.$X$1];[.$X$2]);[$Données.H50];&quot;&quot;)" office:value-type="float" office:value="28" calcext:value-type="float">
            <text:p>28</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office:value-type="float" office:value="1" calcext:value-type="float">
            <text:p>1</text:p>
          </table:table-cell>
          <table:table-cell table:style-name="ce146"/>
          <table:table-cell table:style-name="ce56"/>
          <table:table-cell table:style-name="ce146"/>
          <table:table-cell table:style-name="ce130" table:formula="of:=[.X17]" office:value-type="float" office:value="141" calcext:value-type="float">
            <text:p>141</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office:value-type="boolean" office:boolean-value="false" calcext:value-type="boolean">
            <text:p>FAUX</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office:value-type="string" office:string-value="-" calcext:value-type="string">
            <text:p>-</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office:value-type="float" office:value="14" calcext:value-type="float">
            <text:p>14</text:p>
          </table:table-cell>
          <table:table-cell table:style-name="ce146"/>
          <table:table-cell table:style-name="ce56"/>
          <table:table-cell table:style-name="ce146"/>
          <table:table-cell table:style-name="ce130" table:formula="of:=[.X19]" office:value-type="float" office:value="28" calcext:value-type="float">
            <text:p>28</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QJMcJwIq6hJEooOWdAAVk760X6E=" table:protection-key-digest-algorithm="http://www.w3.org/2000/09/xmldsig#sha1" table:print="false">
        <loext:table-protection loext:select-unprotected-cells="true"/>
        <office:forms form:automatic-focus="false" form:apply-design-mode="false"/>
        <table:shapes>
          <draw:line draw:z-index="0" draw:style-name="gr15" draw:text-style-name="P2" svg:x1="1.691cm" svg:y1="4.604cm" svg:x2="8.348cm" svg:y2="4.604cm">
            <text:p/>
          </draw:line>
          <draw:line draw:z-index="1" draw:style-name="gr15" draw:text-style-name="P2" svg:x1="1.653cm" svg:y1="5.134cm" svg:x2="8.269cm" svg:y2="5.134cm">
            <text:p/>
          </draw:line>
          <draw:line draw:z-index="2" draw:style-name="gr15" draw:text-style-name="P2" svg:x1="12.691cm" svg:y1="4.053cm" svg:x2="17.584cm" svg:y2="4.053cm">
            <text:p/>
          </draw:line>
          <draw:line draw:z-index="3" draw:style-name="gr15" draw:text-style-name="P2" svg:x1="22.536cm" svg:y1="3.95cm" svg:x2="26.989cm" svg:y2="3.95cm">
            <text:p/>
          </draw:line>
          <draw:line draw:z-index="4" draw:style-name="gr15" draw:text-style-name="P2" svg:x1="2.372cm" svg:y1="8.193cm" svg:x2="8.184cm" svg:y2="8.193cm">
            <text:p/>
          </draw:line>
          <draw:line draw:z-index="5" draw:style-name="gr15" draw:text-style-name="P2" svg:x1="2.343cm" svg:y1="9.495cm" svg:x2="8.155cm" svg:y2="9.495cm">
            <text:p/>
          </draw:line>
          <draw:line draw:z-index="6" draw:style-name="gr15" draw:text-style-name="P2" svg:x1="12.685cm" svg:y1="5.665cm" svg:x2="19.301cm" svg:y2="5.665cm">
            <text:p/>
          </draw:line>
          <draw:line draw:z-index="7" draw:style-name="gr15" draw:text-style-name="P2"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3" calcext:value-type="float">
            <text:p>3</text:p>
          </table:table-cell>
          <table:table-cell table:number-columns-repeated="2" table:style-name="ce950" office:value-type="float" office:value="2" calcext:value-type="float">
            <text:p>2</text:p>
          </table:table-cell>
          <table:table-cell table:style-name="ce999" office:value-type="float" office:value="2" calcext:value-type="float">
            <text:p>2</text:p>
          </table:table-cell>
          <table:table-cell table:style-name="ce999" office:value-type="float" office:value="1" calcext:value-type="float">
            <text:p>1</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number-columns-repeated="2" table:style-name="ce1051" office:value-type="float" office:value="2" calcext:value-type="float">
            <text:p>2</text:p>
          </table:table-cell>
          <table:table-cell table:style-name="ce1051" office:value-type="float" office:value="1" calcext:value-type="float">
            <text:p>1</text:p>
          </table:table-cell>
          <table:table-cell table:number-columns-repeated="2" table:style-name="ce1065" office:value-type="float" office:value="1" calcext:value-type="float">
            <text:p>1</text:p>
          </table:table-cell>
          <table:table-cell table:number-columns-repeated="2" table:style-name="ce1073" office:value-type="float" office:value="2" calcext:value-type="float">
            <text:p>2</text:p>
          </table:table-cell>
          <table:table-cell table:style-name="ce1082" office:value-type="float" office:value="1" calcext:value-type="float">
            <text:p>1</text:p>
          </table:table-cell>
          <table:table-cell table:style-name="ce1082" office:value-type="float" office:value="2" calcext:value-type="float">
            <text:p>2</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gt;" calcext:value-type="string">
            <text:p>&gt;</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lt;" calcext:value-type="string">
            <text:p>&lt;</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lt;" calcext:value-type="string">
            <text:p>&lt;</text:p>
          </table:table-cell>
          <table:table-cell table:style-name="ce869" table:formula="of:=IF([.G3]=1;&quot;&lt;&quot;;IF([.G3]=2;&quot;&lt;=&quot;;IF([.G3]=3;&quot;&gt;&quot;;&quot;&gt;=&quot;)))" office:value-type="string" office:string-value="&gt;" calcext:value-type="string">
            <text:p>&g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11" calcext:value-type="float">
            <text:p>-11</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11" calcext:value-type="float">
            <text:p>-11</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11" calcext:value-type="float">
            <text:p>-11</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gt;" calcext:value-type="string">
            <text:p>&gt;</text:p>
          </table:table-cell>
          <table:table-cell table:style-name="ce729" office:value-type="float" office:value="15" calcext:value-type="float">
            <text:p>15</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41"/>
          <table:table-cell table:style-name="ce794" office:value-type="float" office:value="4" calcext:value-type="float">
            <text:p>4</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4" calcext:value-type="float">
            <text:p>4</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4" calcext:value-type="float">
            <text:p>4</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13" calcext:value-type="float">
            <text:p>13</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13" calcext:value-type="float">
            <text:p>13</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2" calcext:value-type="float">
            <text:p>-2</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lt;" calcext:value-type="string">
            <text:p>&lt;</text:p>
          </table:table-cell>
          <table:table-cell table:style-name="ce701" office:value-type="float" office:value="4" calcext:value-type="float">
            <text:p>4</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2" calcext:value-type="float">
            <text:p>-2</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4" calcext:value-type="float">
            <text:p>4</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1" calcext:value-type="float">
            <text:p>-11</text:p>
          </table:table-cell>
          <table:table-cell table:style-name="ce702" office:value-type="string" calcext:value-type="string">
            <text:p>;</text:p>
          </table:table-cell>
          <table:table-cell table:style-name="ce702" office:value-type="float" office:value="4" calcext:value-type="float">
            <text:p>4</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1" calcext:value-type="float">
            <text:p>-11</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4" calcext:value-type="float">
            <text:p>4</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1" calcext:value-type="float">
            <text:p>1</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16" calcext:value-type="float">
            <text:p>16</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 calcext:value-type="float">
            <text:p>1</text:p>
          </table:table-cell>
          <table:table-cell table:style-name="ce703" office:value-type="string" calcext:value-type="string">
            <text:p>;</text:p>
          </table:table-cell>
          <table:table-cell table:style-name="ce703" table:formula="of:=[.F13]" office:value-type="float" office:value="16" calcext:value-type="float">
            <text:p>16</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3" calcext:value-type="float">
            <text:p>-1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0" calcext:value-type="float">
            <text:p>0</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3" calcext:value-type="float">
            <text:p>-13</text:p>
          </table:table-cell>
          <table:table-cell table:style-name="ce757" office:value-type="string" calcext:value-type="string">
            <text:p>;</text:p>
          </table:table-cell>
          <table:table-cell table:style-name="ce1033" table:formula="of:=[.H$14]" office:value-type="float" office:value="0" calcext:value-type="float">
            <text:p>0</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4" calcext:value-type="float">
            <text:p>-14</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3" calcext:value-type="float">
            <text:p>-3</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4" calcext:value-type="float">
            <text:p>-14</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3" calcext:value-type="float">
            <text:p>-3</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4" calcext:value-type="float">
            <text:p>-14</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3" calcext:value-type="float">
            <text:p>-3</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8" calcext:value-type="float">
            <text:p>8</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8" calcext:value-type="float">
            <text:p>8</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5" calcext:value-type="float">
            <text:p>5</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13" calcext:value-type="float">
            <text:p>13</text:p>
          </table:table-cell>
          <table:table-cell table:style-name="ce939"/>
          <table:table-cell table:style-name="ce970"/>
          <table:table-cell table:style-name="ce695"/>
          <table:table-cell table:style-name="ce1010" table:formula="of:=[.B17]" office:value-type="float" office:value="5" calcext:value-type="float">
            <text:p>5</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 calcext:value-type="string">
            <text:p>≤</text:p>
          </table:table-cell>
          <table:table-cell table:style-name="ce1010" table:formula="of:=[.H17]" office:value-type="float" office:value="13" calcext:value-type="float">
            <text:p>13</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6"/>
          <table:covered-table-cell table:number-columns-repeated="2" table:style-name="ce985"/>
          <table:covered-table-cell table:number-columns-repeated="10"/>
          <table:table-cell/>
          <table:table-cell table:style-name="ce1092" office:value-type="float" office:value="2" calcext:value-type="float">
            <text:p>2</text:p>
          </table:table-cell>
          <table:table-cell table:style-name="ce1070" office:value-type="float" office:value="0.622780366555583" calcext:value-type="float">
            <text:p>0,622780366555583</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1" calcext:value-type="float">
            <text:p>11</text:p>
          </table:table-cell>
          <table:table-cell/>
          <table:table-cell table:style-name="ce1092" office:value-type="float" office:value="2" calcext:value-type="float">
            <text:p>2</text:p>
          </table:table-cell>
          <table:table-cell table:style-name="ce1070" office:value-type="float" office:value="0.385736756947451" calcext:value-type="float">
            <text:p>0,3857367569474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3" calcext:value-type="float">
            <text:p>3</text:p>
          </table:table-cell>
          <table:table-cell table:style-name="ce884" office:value-type="float" office:value="0.968895588986831" calcext:value-type="float">
            <text:p>0,968895588986831</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2" calcext:value-type="float">
            <text:p>2</text:p>
          </table:table-cell>
          <table:table-cell/>
          <table:table-cell table:style-name="ce1093" office:value-type="float" office:value="3" calcext:value-type="float">
            <text:p>3</text:p>
          </table:table-cell>
          <table:table-cell table:style-name="ce884" office:value-type="float" office:value="0.995629280550004" calcext:value-type="float">
            <text:p>0,99562928055000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9" office:value-type="string" calcext:value-type="string">
            <text:p></text:p>
          </table:table-cell>
          <table:table-cell table:style-name="ce969"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  x² + 2 x - 8" calcext:value-type="string" table:number-columns-spanned="5" table:number-rows-spanned="1">
            <text:p>- <text:s/>x² + 2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623113177840487" calcext:value-type="float">
            <text:p>0,623113177840487</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0" calcext:value-type="float">
            <text:p>10</text:p>
          </table:table-cell>
          <table:table-cell/>
          <table:table-cell table:style-name="ce1092" office:value-type="float" office:value="4" calcext:value-type="float">
            <text:p>4</text:p>
          </table:table-cell>
          <table:table-cell table:style-name="ce1070" office:value-type="float" office:value="0.384534101861017" calcext:value-type="float">
            <text:p>0,384534101861017</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2" calcext:value-type="float">
            <text:p>2</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1" calcext:value-type="float">
            <text:p>-1</text:p>
          </table:table-cell>
          <table:table-cell table:style-name="ce884" table:formula="of:=-2*[.Q23]*[.T23]" office:value-type="float" office:value="2" calcext:value-type="float">
            <text:p>2</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7" calcext:value-type="float">
            <text:p>-7</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974721932540675" calcext:value-type="float">
            <text:p>0,97472193254067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 calcext:value-type="float">
            <text:p>1</text:p>
          </table:table-cell>
          <table:table-cell/>
          <table:table-cell table:style-name="ce1093" office:value-type="float" office:value="5" calcext:value-type="float">
            <text:p>5</text:p>
          </table:table-cell>
          <table:table-cell table:style-name="ce884" office:value-type="float" office:value="0.428770622331798" calcext:value-type="float">
            <text:p>0,428770622331798</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09377246081895" calcext:value-type="float">
            <text:p>0,109377246081895</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3" calcext:value-type="float">
            <text:p>23</text:p>
          </table:table-cell>
          <table:table-cell/>
          <table:table-cell table:style-name="ce1092" office:value-type="float" office:value="6" calcext:value-type="float">
            <text:p>6</text:p>
          </table:table-cell>
          <table:table-cell table:style-name="ce1070" office:value-type="float" office:value="0.460423680793296" calcext:value-type="float">
            <text:p>0,46042368079329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349661852561883" calcext:value-type="float">
            <text:p>0,34966185256188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7" calcext:value-type="float">
            <text:p>17</text:p>
          </table:table-cell>
          <table:table-cell/>
          <table:table-cell table:style-name="ce1093" office:value-type="float" office:value="7" calcext:value-type="float">
            <text:p>7</text:p>
          </table:table-cell>
          <table:table-cell table:style-name="ce884" office:value-type="float" office:value="0.828568499336922" calcext:value-type="float">
            <text:p>0,828568499336922</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1" calcext:value-type="float">
            <text:p>1</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953430907404247" calcext:value-type="float">
            <text:p>0,95343090740424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3" calcext:value-type="float">
            <text:p>3</text:p>
          </table:table-cell>
          <table:table-cell/>
          <table:table-cell table:style-name="ce1092" office:value-type="float" office:value="8" calcext:value-type="float">
            <text:p>8</text:p>
          </table:table-cell>
          <table:table-cell table:style-name="ce1070" office:value-type="float" office:value="0.899617580691771" calcext:value-type="float">
            <text:p>0,89961758069177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7" calcext:value-type="float">
            <text:p>7</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642139977833253" calcext:value-type="float">
            <text:p>0,642139977833253</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9" calcext:value-type="float">
            <text:p>9</text:p>
          </table:table-cell>
          <table:table-cell/>
          <table:table-cell table:style-name="ce1093" office:value-type="float" office:value="9" calcext:value-type="float">
            <text:p>9</text:p>
          </table:table-cell>
          <table:table-cell table:style-name="ce884" office:value-type="float" office:value="0.483633873311221" calcext:value-type="float">
            <text:p>0,483633873311221</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670486111931725" calcext:value-type="float">
            <text:p>0,670486111931725</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7" calcext:value-type="float">
            <text:p>7</text:p>
          </table:table-cell>
          <table:table-cell/>
          <table:table-cell table:style-name="ce1092" office:value-type="float" office:value="10" calcext:value-type="float">
            <text:p>10</text:p>
          </table:table-cell>
          <table:table-cell table:style-name="ce1070" office:value-type="float" office:value="0.98195287248879" calcext:value-type="float">
            <text:p>0,9819528724887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12098570210709" calcext:value-type="float">
            <text:p>0,12098570210709</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22" calcext:value-type="float">
            <text:p>22</text:p>
          </table:table-cell>
          <table:table-cell/>
          <table:table-cell table:style-name="ce1093" office:value-type="float" office:value="11" calcext:value-type="float">
            <text:p>11</text:p>
          </table:table-cell>
          <table:table-cell table:style-name="ce884" office:value-type="float" office:value="0.51320868462111" calcext:value-type="float">
            <text:p>0,51320868462111</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266812307537873" calcext:value-type="float">
            <text:p>0,26681230753787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9" calcext:value-type="float">
            <text:p>19</text:p>
          </table:table-cell>
          <table:table-cell/>
          <table:table-cell table:style-name="ce1092" office:value-type="float" office:value="12" calcext:value-type="float">
            <text:p>12</text:p>
          </table:table-cell>
          <table:table-cell table:style-name="ce1070" office:value-type="float" office:value="0.576245448722408" calcext:value-type="float">
            <text:p>0,576245448722408</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396709658298995" calcext:value-type="float">
            <text:p>0,396709658298995</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4" calcext:value-type="float">
            <text:p>14</text:p>
          </table:table-cell>
          <table:table-cell/>
          <table:table-cell table:style-name="ce1093" office:value-type="float" office:value="13" calcext:value-type="float">
            <text:p>13</text:p>
          </table:table-cell>
          <table:table-cell table:style-name="ce884" office:value-type="float" office:value="0.488433813517907" calcext:value-type="float">
            <text:p>0,488433813517907</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table-cell table:style-name="ce1092" office:value-type="float" office:value="14" calcext:value-type="float">
            <text:p>14</text:p>
          </table:table-cell>
          <table:table-cell table:style-name="ce1070" office:value-type="float" office:value="0.672234109650777" calcext:value-type="float">
            <text:p>0,67223410965077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6" calcext:value-type="float">
            <text:p>6</text:p>
          </table:table-cell>
          <table:table-cell/>
          <table:table-cell table:style-name="ce1092" office:value-type="float" office:value="14" calcext:value-type="float">
            <text:p>14</text:p>
          </table:table-cell>
          <table:table-cell table:style-name="ce1070" office:value-type="float" office:value="0.861435319188021" calcext:value-type="float">
            <text:p>0,86143531918802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15" calcext:value-type="float">
            <text:p>15</text:p>
          </table:table-cell>
          <table:table-cell table:style-name="ce884" office:value-type="float" office:value="0.85365297949278" calcext:value-type="float">
            <text:p>0,85365297949278</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5" calcext:value-type="float">
            <text:p>5</text:p>
          </table:table-cell>
          <table:table-cell/>
          <table:table-cell table:style-name="ce1093" office:value-type="float" office:value="15" calcext:value-type="float">
            <text:p>15</text:p>
          </table:table-cell>
          <table:table-cell table:style-name="ce884" office:value-type="float" office:value="0.331404509506196" calcext:value-type="float">
            <text:p>0,331404509506196</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7 x² +  x - 5" calcext:value-type="string" table:number-columns-spanned="5" table:number-rows-spanned="1">
            <text:p>7 x² + <text:s/>x - 5</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666584263557862" calcext:value-type="float">
            <text:p>0,66658426355786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861568906970755" calcext:value-type="float">
            <text:p>0,861568906970755</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table-cell table:style-name="ce884" table:formula="of:=INDEX([.AI20:.AI43];[.AM20])" office:value-type="float" office:value="7" calcext:value-type="float">
            <text:p>7</text:p>
          </table:table-cell>
          <table:table-cell table:style-name="ce884" table:formula="of:=INDEX([.AJ20:.AJ43];[.AM19])"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518486433834907" calcext:value-type="float">
            <text:p>0,518486433834907</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3" calcext:value-type="float">
            <text:p>13</text:p>
          </table:table-cell>
          <table:table-cell/>
          <table:table-cell table:style-name="ce1093" office:value-type="float" office:value="17" calcext:value-type="float">
            <text:p>17</text:p>
          </table:table-cell>
          <table:table-cell table:style-name="ce884" office:value-type="float" office:value="0.895822859994709" calcext:value-type="float">
            <text:p>0,895822859994709</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937217661792034" calcext:value-type="float">
            <text:p>0,937217661792034</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4" calcext:value-type="float">
            <text:p>4</text:p>
          </table:table-cell>
          <table:table-cell/>
          <table:table-cell table:style-name="ce1092" office:value-type="float" office:value="18" calcext:value-type="float">
            <text:p>18</text:p>
          </table:table-cell>
          <table:table-cell table:style-name="ce1070" office:value-type="float" office:value="0.872726749542251" calcext:value-type="float">
            <text:p>0,87272674954225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714285714285714" calcext:value-type="float" table:number-columns-spanned="2" table:number-rows-spanned="1">
            <text:p>-1/14 <text:s text:c="2"/></text:p>
          </table:table-cell>
          <table:covered-table-cell table:style-name="ce677"/>
          <table:table-cell table:style-name="ce1049" table:formula="of:=[.Q35]*[.Q37]^2+[.R35]*[.Q37]+[.S35]" office:value-type="float" office:value="-5.03571428571429" calcext:value-type="float" table:number-columns-spanned="2" table:number-rows-spanned="1">
            <text:p>-141/28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K8]);0;IF([$'2nd ° Seconde N2'.K8]=[.H38];1;-0.5))" office:value-type="float" office:value="0" calcext:value-type="float">
            <text:p>0</text:p>
          </table:table-cell>
          <table:table-cell table:style-name="ce884" table:formula="of:=IF(ISBLANK([$'2nd ° Seconde N2'.L8]);0;IF([$'2nd ° Seconde N2'.L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37292032935899" calcext:value-type="float">
            <text:p>0,3729203293589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6" calcext:value-type="float">
            <text:p>16</text:p>
          </table:table-cell>
          <table:table-cell/>
          <table:table-cell table:style-name="ce1093" office:value-type="float" office:value="19" calcext:value-type="float">
            <text:p>19</text:p>
          </table:table-cell>
          <table:table-cell table:style-name="ce884" office:value-type="float" office:value="0.486675841820268" calcext:value-type="float">
            <text:p>0,486675841820268</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46495198261104" calcext:value-type="float">
            <text:p>0,34649519826110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8" calcext:value-type="float">
            <text:p>18</text:p>
          </table:table-cell>
          <table:table-cell/>
          <table:table-cell table:style-name="ce1092" office:value-type="float" office:value="20" calcext:value-type="float">
            <text:p>20</text:p>
          </table:table-cell>
          <table:table-cell table:style-name="ce1070" office:value-type="float" office:value="0.448317200041272" calcext:value-type="float">
            <text:p>0,44831720004127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7" calcext:value-type="float">
            <text:p>7</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521555287162374" calcext:value-type="float">
            <text:p>0,52155528716237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2" calcext:value-type="float">
            <text:p>12</text:p>
          </table:table-cell>
          <table:table-cell/>
          <table:table-cell table:style-name="ce1093" office:value-type="float" office:value="21" calcext:value-type="float">
            <text:p>21</text:p>
          </table:table-cell>
          <table:table-cell table:style-name="ce884" office:value-type="float" office:value="0.0741345555089476" calcext:value-type="float">
            <text:p>0,0741345555089476</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00132592432618312" calcext:value-type="float">
            <text:p>0,00132592432618312</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4" calcext:value-type="float">
            <text:p>24</text:p>
          </table:table-cell>
          <table:table-cell/>
          <table:table-cell table:style-name="ce1092" office:value-type="float" office:value="22" calcext:value-type="float">
            <text:p>22</text:p>
          </table:table-cell>
          <table:table-cell table:style-name="ce1070" office:value-type="float" office:value="0.392394309810237" calcext:value-type="float">
            <text:p>0,392394309810237</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5" calcext:value-type="float">
            <text:p>5</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391735442827411" calcext:value-type="float">
            <text:p>0,391735442827411</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5" calcext:value-type="float">
            <text:p>15</text:p>
          </table:table-cell>
          <table:table-cell/>
          <table:table-cell table:style-name="ce1093" office:value-type="float" office:value="23" calcext:value-type="float">
            <text:p>23</text:p>
          </table:table-cell>
          <table:table-cell table:style-name="ce884" office:value-type="float" office:value="0.0188520787866343" calcext:value-type="float">
            <text:p>0,0188520787866343</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14" calcext:value-type="float">
            <text:p>14</text:p>
          </table:table-cell>
          <table:table-cell table:style-name="ce677" table:number-columns-repeated="2"/>
          <table:table-cell table:style-name="ce739" table:formula="of:=ABS(4*[.Q35]^2)" office:value-type="float" office:value="196" calcext:value-type="float">
            <text:p>19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157031872434458" calcext:value-type="float">
            <text:p>0,157031872434458</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21" calcext:value-type="float">
            <text:p>21</text:p>
          </table:table-cell>
          <table:table-cell/>
          <table:table-cell table:style-name="ce1092" office:value-type="float" office:value="24" calcext:value-type="float">
            <text:p>24</text:p>
          </table:table-cell>
          <table:table-cell table:style-name="ce1070" office:value-type="float" office:value="0.802700631565245" calcext:value-type="float">
            <text:p>0,80270063156524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215144848143978" calcext:value-type="float">
            <text:p>0,215144848143978</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20" calcext:value-type="float">
            <text:p>20</text:p>
          </table:table-cell>
          <table:table-cell/>
          <table:table-cell table:style-name="ce1093" office:value-type="float" office:value="25" calcext:value-type="float">
            <text:p>25</text:p>
          </table:table-cell>
          <table:table-cell table:style-name="ce884" office:value-type="float" office:value="0.821611588297623" calcext:value-type="float">
            <text:p>0,821611588297623</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5" calcext:value-type="float">
            <text:p>5</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4" calcext:value-type="float">
            <text:p>14</text:p>
          </table:table-cell>
          <table:table-cell table:style-name="ce677" table:number-columns-repeated="2"/>
          <table:table-cell table:style-name="ce739" table:formula="of:=ABS(4*[.Q35]^2/[.Q35])" office:value-type="float" office:value="28" calcext:value-type="float">
            <text:p>28</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41" calcext:value-type="float">
            <text:p>141</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4" calcext:value-type="float">
            <text:p>14</text:p>
          </table:table-cell>
          <table:table-cell table:style-name="ce677" table:number-columns-repeated="2"/>
          <table:table-cell table:style-name="ce739" table:formula="of:=ABS(4*[.Q35]^2/[.Q35])" office:value-type="float" office:value="28" calcext:value-type="float">
            <text:p>2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41" calcext:value-type="float">
            <text:p>141</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14" calcext:value-type="float">
            <text:p>14</text:p>
          </table:table-cell>
          <table:table-cell table:style-name="ce709"/>
          <table:table-cell table:style-name="ce680"/>
          <table:table-cell table:style-name="ce709"/>
          <table:table-cell table:style-name="ce740" table:formula="of:=[.H50]" office:value-type="float" office:value="28" calcext:value-type="float">
            <text:p>2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6" calcext:value-type="float">
            <text:p>-6</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6 x - 4" calcext:value-type="string">
            <text:p>-6 x - 4</text:p>
          </table:table-cell>
          <table:table-cell/>
          <table:table-cell table:style-name="ce884" office:value-type="float" office:value="-6" calcext:value-type="float">
            <text:p>-6</text:p>
          </table:table-cell>
          <table:table-cell table:style-name="ce884" office:value-type="float" office:value="-4" calcext:value-type="float">
            <text:p>-4</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6" calcext:value-type="string">
            <text:p><text:s/>x + 6</text:p>
          </table:table-cell>
          <table:table-cell/>
          <table:table-cell table:style-name="ce884" office:value-type="float" office:value="1" calcext:value-type="float">
            <text:p>1</text:p>
          </table:table-cell>
          <table:table-cell table:style-name="ce884" office:value-type="float" office:value="6" calcext:value-type="float">
            <text:p>6</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36" calcext:value-type="float">
            <text:p>3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6" calcext:value-type="float">
            <text:p>-6</text:p>
          </table:table-cell>
          <table:table-cell table:style-name="ce884" table:formula="of:=([.Z59]*[.Y61]-[.Y59]*[.Z61])/[.Y61]" office:value-type="float" office:value="32" calcext:value-type="float">
            <text:p>32</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32" calcext:value-type="float">
            <text:p>32</text:p>
          </table:table-cell>
          <table:table-cell table:number-columns-repeated="12"/>
          <table:covered-table-cell table:style-name="ce101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6" calcext:value-type="float">
            <text:p>-6</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2"/>
          <table:table-cell table:formula="of:=ABS([.Z63])" office:value-type="float" office:value="32" calcext:value-type="float" table:number-columns-spanned="7" table:number-rows-spanned="1">
            <text:p>3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32" calcext:value-type="float" table:number-columns-spanned="5" table:number-rows-spanned="1">
            <text:p>3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6" calcext:value-type="float">
            <text:p>-6</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6" calcext:value-type="float">
            <text:p>6</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4" calcext:value-type="float">
            <text:p>4</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5" calcext:value-type="float">
            <text:p>5</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4 x + 5" calcext:value-type="string">
            <text:p>4 x + 5</text:p>
          </table:table-cell>
          <table:table-cell/>
          <table:table-cell table:style-name="ce884" table:formula="of:=INDEX([.AQ20:.AQ43];[.BA20])" office:value-type="float" office:value="4" calcext:value-type="float">
            <text:p>4</text:p>
          </table:table-cell>
          <table:table-cell table:style-name="ce884" table:formula="of:=INDEX([.AR20:.AR43];[.BA20])" office:value-type="float" office:value="5" calcext:value-type="float">
            <text:p>5</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 office:value-type="float" office:value="20" calcext:value-type="float">
            <text:p>20</text:p>
          </table:table-cell>
          <table:table-cell table:style-name="ce677" table:number-columns-repeated="7"/>
          <table:table-cell table:number-columns-repeated="7"/>
          <table:table-cell table:style-name="ce1085" table:formula="of:=[.Y82]/[.Y84]" office:value-type="float" office:value="1.33333333333333" calcext:value-type="float">
            <text:p>4/3 <text:s text:c="3"/></text:p>
          </table:table-cell>
          <table:table-cell table:style-name="ce1085" table:formula="of:=([.Z82]*[.Y84]-[.Y82]*[.Z84])/[.Y84]" office:value-type="float" office:value="11.6666666666667" calcext:value-type="float">
            <text:p>35/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5" calcext:value-type="float">
            <text:p>5</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01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101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4" calcext:value-type="float">
            <text:p>4</text:p>
          </table:table-cell>
          <table:table-cell table:number-columns-repeated="3"/>
          <table:table-cell table:style-name="ce677" table:number-columns-repeated="4"/>
          <table:table-cell table:style-name="ce739" table:formula="of:=ABS(-[.Y82]*[.Z84]+[.Z82]*[.Y84])" office:value-type="float" office:value="35" calcext:value-type="float">
            <text:p>35</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101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style-name="ce804" table:number-columns-repeated="2"/>
          <table:table-cell table:number-columns-repeated="2"/>
          <table:table-cell table:formula="of:=ABS(-[.Y82]*[.Z84]+[.Z82]*[.Y84])" office:value-type="float" office:value="35" calcext:value-type="float">
            <text:p>35</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4" calcext:value-type="float">
            <text:p>4</text:p>
          </table:table-cell>
          <table:table-cell/>
          <table:table-cell table:style-name="ce678"/>
          <table:table-cell/>
          <table:table-cell table:formula="of:=ABS(-[.Y82]*[.Z84]+[.Z82]*[.Y84])" office:value-type="float" office:value="35" calcext:value-type="float">
            <text:p>35</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1.53846153846154" calcext:value-type="float">
            <text:p>1,53846153846154</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560254916624116" calcext:value-type="float">
            <text:p>0,56025491662411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5" calcext:value-type="string" table:number-columns-spanned="4" table:number-rows-spanned="1">
            <text:p>|x| = 1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5" calcext:value-type="float">
            <text:p>-15</text:p>
          </table:table-cell>
          <table:table-cell table:style-name="ce1017" office:value-type="string" calcext:value-type="string">
            <text:p>;</text:p>
          </table:table-cell>
          <table:table-cell table:style-name="ce1017" table:formula="of:=[.D112]" office:value-type="float" office:value="15" calcext:value-type="float">
            <text:p>15</text:p>
          </table:table-cell>
          <table:table-cell table:style-name="ce1017" office:value-type="string" calcext:value-type="string">
            <text:p>}</text:p>
          </table:table-cell>
          <table:table-cell table:style-name="ce685" table:formula="of:=RANK([.A112];[.$A$112:.$A$117];0)" office:value-type="float" office:value="3" calcext:value-type="float">
            <text:p>3</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866038823231516" calcext:value-type="float">
            <text:p>0,86603882323151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3]" office:value-type="float" office:value="9" calcext:value-type="float">
            <text:p>9</text:p>
          </table:table-cell>
          <table:table-cell table:style-name="ce685" table:formula="of:=COM.MICROSOFT.CONCAT([.B113:.G113])"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4" calcext:value-type="float">
            <text:p>4</text:p>
          </table:table-cell>
          <table:table-cell table:style-name="ce1017" office:value-type="string" calcext:value-type="string">
            <text:p>;</text:p>
          </table:table-cell>
          <table:table-cell table:style-name="ce1017" table:formula="of:=[.D113]+[.G113]" office:value-type="float" office:value="14" calcext:value-type="float">
            <text:p>14</text:p>
          </table:table-cell>
          <table:table-cell table:style-name="ce1017" office:value-type="string" calcext:value-type="string">
            <text:p>}</text:p>
          </table:table-cell>
          <table:table-cell table:style-name="ce685" table:formula="of:=RANK([.A113];[.$A$112:.$A$117];0)" office:value-type="float" office:value="2" calcext:value-type="float">
            <text:p>2</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148739705380415" calcext:value-type="float">
            <text:p>0,148739705380415</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D114]" office:value-type="float" office:value="-2" calcext:value-type="float">
            <text:p>-2</text:p>
          </table:table-cell>
          <table:table-cell table:style-name="ce685" table:formula="of:=COM.MICROSOFT.CONCAT([.B114:.G114])" office:value-type="string" office:string-value="|x + 2| = 14" calcext:value-type="string" table:number-columns-spanned="4" table:number-rows-spanned="1">
            <text:p>|x + 2| = 14</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6" calcext:value-type="float">
            <text:p>-16</text:p>
          </table:table-cell>
          <table:table-cell table:style-name="ce1017" office:value-type="string" calcext:value-type="string">
            <text:p>;</text:p>
          </table:table-cell>
          <table:table-cell table:style-name="ce1017" table:formula="of:=-[.D114]+[.G114]" office:value-type="float" office:value="12" calcext:value-type="float">
            <text:p>12</text:p>
          </table:table-cell>
          <table:table-cell table:style-name="ce1017" office:value-type="string" calcext:value-type="string">
            <text:p>}</text:p>
          </table:table-cell>
          <table:table-cell table:style-name="ce685" table:formula="of:=RANK([.A114];[.$A$112:.$A$117];0)" office:value-type="float" office:value="5" calcext:value-type="float">
            <text:p>5</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330324148826255" calcext:value-type="float">
            <text:p>0,330324148826255</text:p>
          </table:table-cell>
          <table:table-cell table:style-name="ce685" office:value-type="string" calcext:value-type="string">
            <text:p>|</text:p>
          </table:table-cell>
          <table:table-cell table:style-name="ce685" office:value-type="float" office:value="14" calcext:value-type="float">
            <text:p>14</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table:formula="of:=[.C115]" office:value-type="float" office:value="14" calcext:value-type="float">
            <text:p>14</text:p>
          </table:table-cell>
          <table:table-cell table:style-name="ce685" table:formula="of:=COM.MICROSOFT.CONCAT([.B115:.G115])" office:value-type="string" office:string-value="|14 - x| = 14" calcext:value-type="string" table:number-columns-spanned="4" table:number-rows-spanned="1">
            <text:p>|14 - x| = 14</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0" calcext:value-type="float">
            <text:p>0</text:p>
          </table:table-cell>
          <table:table-cell table:style-name="ce1017" office:value-type="string" calcext:value-type="string">
            <text:p>;</text:p>
          </table:table-cell>
          <table:table-cell table:style-name="ce1017" table:formula="of:=[.C115]+[.G115]" office:value-type="float" office:value="28" calcext:value-type="float">
            <text:p>28</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11367436270423" calcext:value-type="float">
            <text:p>0,11367436270423</text:p>
          </table:table-cell>
          <table:table-cell table:style-name="ce685" office:value-type="string" calcext:value-type="string">
            <text:p>|</text:p>
          </table:table-cell>
          <table:table-cell table:style-name="ce685" office:value-type="float" office:value="7" calcext:value-type="float">
            <text:p>7</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table:formula="of:=-[.C116]" office:value-type="float" office:value="-7" calcext:value-type="float">
            <text:p>-7</text:p>
          </table:table-cell>
          <table:table-cell table:style-name="ce685" table:formula="of:=COM.MICROSOFT.CONCAT([.B116:.G116])" office:value-type="string" office:string-value="|7 + x| = 4" calcext:value-type="string" table:number-columns-spanned="4" table:number-rows-spanned="1">
            <text:p>|7 + x| = 4</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1" calcext:value-type="float">
            <text:p>-11</text:p>
          </table:table-cell>
          <table:table-cell table:style-name="ce1017" office:value-type="string" calcext:value-type="string">
            <text:p>;</text:p>
          </table:table-cell>
          <table:table-cell table:style-name="ce1017" table:formula="of:=-[.C116]+[.G116]" office:value-type="float" office:value="-3" calcext:value-type="float">
            <text:p>-3</text:p>
          </table:table-cell>
          <table:table-cell table:style-name="ce1017" office:value-type="string" calcext:value-type="string">
            <text:p>}</text:p>
          </table:table-cell>
          <table:table-cell table:style-name="ce685" table:formula="of:=RANK([.A116];[.$A$112:.$A$117];0)" office:value-type="float" office:value="6" calcext:value-type="float">
            <text:p>6</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968094445629611" calcext:value-type="float">
            <text:p>0,96809444562961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 calcext:value-type="float">
            <text:p>-1</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1" calcext:value-type="string" table:number-columns-spanned="4" table:number-rows-spanned="1">
            <text:p>|x| = -1</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1" calcext:value-type="float">
            <text:p>1</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0900473055092569" calcext:value-type="float">
            <text:p>0,0900473055092569</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5" calcext:value-type="float">
            <text:p>15</text:p>
          </table:table-cell>
          <table:table-cell table:style-name="ce686" table:formula="of:=-[.G122]" office:value-type="float" office:value="-15" calcext:value-type="float">
            <text:p>-15</text:p>
          </table:table-cell>
          <table:table-cell table:style-name="ce797" office:value-type="float" office:value="0" calcext:value-type="float">
            <text:p>0</text:p>
          </table:table-cell>
          <table:table-cell table:style-name="ce686" table:formula="of:=[.D122]" office:value-type="float" office:value="15" calcext:value-type="float">
            <text:p>15</text:p>
          </table:table-cell>
          <table:table-cell table:style-name="ce686" table:formula="of:=COM.MICROSOFT.CONCAT([.B122];[.C122];[.D122])" office:value-type="string" office:string-value="|x| &lt; 15" calcext:value-type="string" table:number-columns-spanned="4" table:number-rows-spanned="1">
            <text:p>|x| &lt; 1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formula="of:=[.D122]" office:value-type="float" office:value="15" calcext:value-type="float">
            <text:p>15</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6" calcext:value-type="float">
            <text:p>6</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0958570016526256" calcext:value-type="float">
            <text:p>0,0958570016526256</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1" calcext:value-type="float">
            <text:p>11</text:p>
          </table:table-cell>
          <table:table-cell table:style-name="ce686" table:formula="of:=-[.G123]" office:value-type="float" office:value="-11" calcext:value-type="float">
            <text:p>-11</text:p>
          </table:table-cell>
          <table:table-cell table:style-name="ce797" office:value-type="float" office:value="0" calcext:value-type="float">
            <text:p>0</text:p>
          </table:table-cell>
          <table:table-cell table:style-name="ce686" table:formula="of:=[.D123]" office:value-type="float" office:value="11" calcext:value-type="float">
            <text:p>11</text:p>
          </table:table-cell>
          <table:table-cell table:style-name="ce686" table:formula="of:=COM.MICROSOFT.CONCAT([.B123];[.C123];[.D123])" office:value-type="string" office:string-value="|x| &gt; 11" calcext:value-type="string" table:number-columns-spanned="4" table:number-rows-spanned="1">
            <text:p>|x| &gt; 11</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1" calcext:value-type="float">
            <text:p>-11</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1" calcext:value-type="float">
            <text:p>11</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633512566446719" calcext:value-type="float">
            <text:p>0,633512566446719</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4" calcext:value-type="float">
            <text:p>4</text:p>
          </table:table-cell>
          <table:table-cell table:style-name="ce686" table:formula="of:=-[.G124]" office:value-type="float" office:value="-4" calcext:value-type="float">
            <text:p>-4</text:p>
          </table:table-cell>
          <table:table-cell table:style-name="ce797" office:value-type="float" office:value="0" calcext:value-type="float">
            <text:p>0</text:p>
          </table:table-cell>
          <table:table-cell table:style-name="ce686" table:formula="of:=[.D124]" office:value-type="float" office:value="4" calcext:value-type="float">
            <text:p>4</text:p>
          </table:table-cell>
          <table:table-cell table:style-name="ce686" table:formula="of:=COM.MICROSOFT.CONCAT([.B124];[.C124];[.D124])" office:value-type="string" office:string-value="|x| ≤ 4" calcext:value-type="string" table:number-columns-spanned="4" table:number-rows-spanned="1">
            <text:p>|x| ≤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3" calcext:value-type="float">
            <text:p>3</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965297843144457" calcext:value-type="float">
            <text:p>0,965297843144457</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8" calcext:value-type="float">
            <text:p>8</text:p>
          </table:table-cell>
          <table:table-cell table:style-name="ce686" table:formula="of:=-[.G125]" office:value-type="float" office:value="-8" calcext:value-type="float">
            <text:p>-8</text:p>
          </table:table-cell>
          <table:table-cell table:style-name="ce797" office:value-type="float" office:value="0" calcext:value-type="float">
            <text:p>0</text:p>
          </table:table-cell>
          <table:table-cell table:style-name="ce686" table:formula="of:=[.D125]" office:value-type="float" office:value="8" calcext:value-type="float">
            <text:p>8</text:p>
          </table:table-cell>
          <table:table-cell table:style-name="ce686" table:formula="of:=COM.MICROSOFT.CONCAT([.B125];[.C125];[.D125])" office:value-type="string" office:string-value="|x| ≥ 8" calcext:value-type="string" table:number-columns-spanned="4" table:number-rows-spanned="1">
            <text:p>|x| ≥ 8</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8" calcext:value-type="float">
            <text:p>-8</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8" calcext:value-type="float">
            <text:p>8</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214536129112557" calcext:value-type="float">
            <text:p>0,214536129112557</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3" calcext:value-type="float">
            <text:p>-3</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3" calcext:value-type="string" table:number-columns-spanned="4" table:number-rows-spanned="1">
            <text:p>|x| &lt; -3</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891281983721256" calcext:value-type="float">
            <text:p>0,891281983721256</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5" calcext:value-type="float">
            <text:p>-5</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5" calcext:value-type="string" table:number-columns-spanned="4" table:number-rows-spanned="1">
            <text:p>|x| &gt; -5</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2" calcext:value-type="float">
            <text:p>2</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101452962072248" calcext:value-type="float">
            <text:p>0,1014529620722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5" calcext:value-type="float">
            <text:p>5</text:p>
          </table:table-cell>
          <table:table-cell table:style-name="ce687" table:formula="of:=COM.MICROSOFT.CONCAT([.B129:.G129])" office:value-type="string" office:string-value="|x - 7| &lt; 5" calcext:value-type="string" table:number-columns-spanned="4" table:number-rows-spanned="1">
            <text:p>|x - 7| &l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7" calcext:value-type="float">
            <text:p>7</text:p>
          </table:table-cell>
          <table:table-cell table:style-name="ce1011" table:formula="of:=[.O129]+[.G129]" office:value-type="float" office:value="12" calcext:value-type="float">
            <text:p>12</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12" calcext:value-type="float">
            <text:p>12</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11" calcext:value-type="float">
            <text:p>11</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910062830763365" calcext:value-type="float">
            <text:p>0,91006283076336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0:.G130])" office:value-type="string" office:string-value="|x - 8| ≤ 1" calcext:value-type="string" table:number-columns-spanned="4" table:number-rows-spanned="1">
            <text:p>|x - 8|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7" calcext:value-type="float">
            <text:p>7</text:p>
          </table:table-cell>
          <table:table-cell table:style-name="ce1011" table:formula="of:=[.D130]" office:value-type="float" office:value="8" calcext:value-type="float">
            <text:p>8</text:p>
          </table:table-cell>
          <table:table-cell table:style-name="ce1011" table:formula="of:=[.O130]+[.G130]" office:value-type="float" office:value="9" calcext:value-type="float">
            <text:p>9</text:p>
          </table:table-cell>
          <table:table-cell table:style-name="ce1011" table:formula="of:=[.D130]-[.G130]" office:value-type="float" office:value="7" calcext:value-type="float">
            <text:p>7</text:p>
          </table:table-cell>
          <table:table-cell table:style-name="ce1011" office:value-type="string" calcext:value-type="string">
            <text:p>;</text:p>
          </table:table-cell>
          <table:table-cell table:style-name="ce1011" table:formula="of:=[.D130]+[.G130]" office:value-type="float" office:value="9" calcext:value-type="float">
            <text:p>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2" calcext:value-type="float">
            <text:p>2</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644736150238599" calcext:value-type="float">
            <text:p>0,64473615023859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1:.G131])" office:value-type="string" office:string-value="|x + 7| &lt; 13" calcext:value-type="string" table:number-columns-spanned="4" table:number-rows-spanned="1">
            <text:p>|x + 7| &l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20" calcext:value-type="float">
            <text:p>-20</text:p>
          </table:table-cell>
          <table:table-cell table:style-name="ce1011" table:formula="of:=-[.D131]" office:value-type="float" office:value="-7" calcext:value-type="float">
            <text:p>-7</text:p>
          </table:table-cell>
          <table:table-cell table:style-name="ce1011" table:formula="of:=[.O131]+[.G131]" office:value-type="float" office:value="6" calcext:value-type="float">
            <text:p>6</text:p>
          </table:table-cell>
          <table:table-cell table:style-name="ce1011" table:formula="of:=-[.D131]-[.G131]" office:value-type="float" office:value="-20" calcext:value-type="float">
            <text:p>-20</text:p>
          </table:table-cell>
          <table:table-cell table:style-name="ce1011" office:value-type="string" calcext:value-type="string">
            <text:p>;</text:p>
          </table:table-cell>
          <table:table-cell table:style-name="ce1011" table:formula="of:=[.G131]-[.D131]"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5" calcext:value-type="float">
            <text:p>5</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589181713207768" calcext:value-type="float">
            <text:p>0,58918171320776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6" calcext:value-type="float">
            <text:p>6</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0955954382730577" calcext:value-type="float">
            <text:p>0,0955954382730577</text:p>
          </table:table-cell>
          <table:table-cell table:style-name="ce687" office:value-type="string" calcext:value-type="string">
            <text:p>|</text:p>
          </table:table-cell>
          <table:table-cell table:style-name="ce687" office:value-type="float" office:value="12" calcext:value-type="float">
            <text:p>12</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3:.G133])" office:value-type="string" office:string-value="|12 - x| &gt; 1" calcext:value-type="string" table:number-columns-spanned="4" table:number-rows-spanned="1">
            <text:p>|12 - x| &g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11" calcext:value-type="float">
            <text:p>11</text:p>
          </table:table-cell>
          <table:table-cell table:style-name="ce1011" table:formula="of:=[.C133]" office:value-type="float" office:value="12" calcext:value-type="float">
            <text:p>12</text:p>
          </table:table-cell>
          <table:table-cell table:style-name="ce1011" table:formula="of:=[.O133]+[.G133]"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11" calcext:value-type="float">
            <text:p>1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425540569603121" calcext:value-type="float">
            <text:p>0,425540569603121</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34:.G134])" office:value-type="string" office:string-value="|1 - x| ≥ 9" calcext:value-type="string" table:number-columns-spanned="4" table:number-rows-spanned="1">
            <text:p>|1 - x| ≥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8" calcext:value-type="float">
            <text:p>-8</text:p>
          </table:table-cell>
          <table:table-cell table:style-name="ce1011" table:formula="of:=[.C134]" office:value-type="float" office:value="1" calcext:value-type="float">
            <text:p>1</text:p>
          </table:table-cell>
          <table:table-cell table:style-name="ce1011" table:formula="of:=[.O134]+[.G134]"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8" calcext:value-type="float">
            <text:p>-8</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929818093563728" calcext:value-type="float">
            <text:p>0,929818093563728</text:p>
          </table:table-cell>
          <table:table-cell table:style-name="ce687" office:value-type="string" calcext:value-type="string">
            <text:p>|</text:p>
          </table:table-cell>
          <table:table-cell table:style-name="ce687" office:value-type="float" office:value="11" calcext:value-type="float">
            <text:p>1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3" calcext:value-type="float">
            <text:p>13</text:p>
          </table:table-cell>
          <table:table-cell table:style-name="ce687" table:formula="of:=COM.MICROSOFT.CONCAT([.B135:.G135])" office:value-type="string" office:string-value="|11 + x| &gt; 13" calcext:value-type="string" table:number-columns-spanned="4" table:number-rows-spanned="1">
            <text:p>|11 + x| &gt;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1" calcext:value-type="float">
            <text:p>-11</text:p>
          </table:table-cell>
          <table:table-cell table:style-name="ce1011" table:formula="of:=[.O135]+[.G135]" office:value-type="float" office:value="2" calcext:value-type="float">
            <text:p>2</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2" calcext:value-type="float">
            <text:p>2</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 calcext:value-type="float">
            <text:p>1</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354396381411585" calcext:value-type="float">
            <text:p>0,354396381411585</text:p>
          </table:table-cell>
          <table:table-cell table:style-name="ce687" office:value-type="string" calcext:value-type="string">
            <text:p>|</text:p>
          </table:table-cell>
          <table:table-cell table:style-name="ce687" office:value-type="float" office:value="6" calcext:value-type="float">
            <text:p>6</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6:.G136])" office:value-type="string" office:string-value="|6 + x| ≥ 13" calcext:value-type="string" table:number-columns-spanned="4" table:number-rows-spanned="1">
            <text:p>|6 + x|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9" calcext:value-type="float">
            <text:p>-19</text:p>
          </table:table-cell>
          <table:table-cell table:style-name="ce1011" table:formula="of:=-[.C136]" office:value-type="float" office:value="-6" calcext:value-type="float">
            <text:p>-6</text:p>
          </table:table-cell>
          <table:table-cell table:style-name="ce1011" table:formula="of:=[.O136]+[.G136]" office:value-type="float" office:value="7" calcext:value-type="float">
            <text:p>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9" calcext:value-type="float">
            <text:p>-1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7" calcext:value-type="float">
            <text:p>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9" calcext:value-type="float">
            <text:p>9</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675274095468416" calcext:value-type="float">
            <text:p>0,67527409546841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4" calcext:value-type="float">
            <text:p>4</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34209108701857" calcext:value-type="float">
            <text:p>0,3420910870185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8:.G138])" office:value-type="string" office:string-value="|x - 6| ≤ -4" calcext:value-type="string" table:number-columns-spanned="4" table:number-rows-spanned="1">
            <text:p>|x - 6| ≤ -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6" calcext:value-type="float">
            <text:p>6</text:p>
          </table:table-cell>
          <table:table-cell table:style-name="ce1011" table:number-columns-repeated="11"/>
          <table:table-cell table:style-name="ce687" table:formula="of:=RANK([.A138];[.$A$129:.$A$140];0)" office:value-type="float" office:value="10" calcext:value-type="float">
            <text:p>10</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470155420888712" calcext:value-type="float">
            <text:p>0,47015542088871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9:.G139])" office:value-type="string" office:string-value="|x + 8| &gt; -10" calcext:value-type="string" table:number-columns-spanned="4" table:number-rows-spanned="1">
            <text:p>|x + 8| &gt; -10</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8" calcext:value-type="float">
            <text:p>-8</text:p>
          </table:table-cell>
          <table:table-cell table:style-name="ce1011" table:number-columns-repeated="11"/>
          <table:table-cell table:style-name="ce687" table:formula="of:=RANK([.A139];[.$A$129:.$A$140];0)" office:value-type="float" office:value="7" calcext:value-type="float">
            <text:p>7</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677141880614477" calcext:value-type="float">
            <text:p>0,67714188061447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40:.G140])" office:value-type="string" office:string-value="|x + 15| ≥ -1" calcext:value-type="string" table:number-columns-spanned="4" table:number-rows-spanned="1">
            <text:p>|x + 15| ≥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5" calcext:value-type="float">
            <text:p>-15</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3" calcext:value-type="float">
            <text:p>3</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2| = 14" calcext:value-type="string" table:number-columns-spanned="3" table:number-rows-spanned="1">
            <text:p>|x + 2| = 14</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A" calcext:value-type="string">
            <text:p>A</text:p>
          </table:table-cell>
          <table:table-cell table:style-name="ce996" office:value-type="string" calcext:value-type="string">
            <text:p>M₂</text:p>
          </table:table-cell>
          <table:table-cell table:style-name="ce996" office:value-type="string" calcext:value-type="string">
            <text:p>Dist</text:p>
          </table:table-cell>
          <table:table-cell table:style-name="ce933"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6" calcext:value-type="float">
            <text:p>-16</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2" calcext:value-type="float">
            <text:p>12</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6" calcext:value-type="float">
            <text:p>-16</text:p>
          </table:table-cell>
          <table:table-cell table:style-name="ce997" table:formula="of:=IF(INDEX([$Données.H$112:$Données.H$117];[$Données.$R$112])=&quot;&quot;;&quot;&quot;;INDEX([$Données.H$112:$Données.H$117];[$Données.$R$112]))" office:value-type="float" office:value="-2" calcext:value-type="float">
            <text:p>-2</text:p>
          </table:table-cell>
          <table:table-cell table:style-name="ce997" table:formula="of:=IF(INDEX([$Données.P$112:$Données.P$117];[$Données.$R$112])=&quot;&quot;;&quot;&quot;;INDEX([$Données.P$112:$Données.P$117];[$Données.$R$112]))" office:value-type="float" office:value="12" calcext:value-type="float">
            <text:p>12</text:p>
          </table:table-cell>
          <table:table-cell table:style-name="ce997" table:formula="of:=IF([.K143]=&quot;&quot;;&quot;&quot;;[.K143]-[.J143])" office:value-type="float" office:value="14" calcext:value-type="float">
            <text:p>14</text:p>
          </table:table-cell>
          <table:table-cell table:style-name="ce933" table:formula="of:=5-COUNTBLANK([.D143:.H143])+4-COUNTBLANK([.I143:.K143])" office:value-type="float" office:value="9" calcext:value-type="float">
            <text:p>9</text:p>
          </table:table-cell>
          <table:table-cell table:style-name="ce1026" table:formula="of:=SUM([.M143];[.W146];[.W149])" office:value-type="float" office:value="15" calcext:value-type="float" table:number-columns-spanned="3" table:number-rows-spanned="1">
            <text:p>15</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gt; -5" calcext:value-type="string" table:number-columns-spanned="4" table:number-rows-spanned="1">
            <text:p>|x| &gt; -5</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933"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INDEX([$Données.N$122:$Données.N$127];[$Données.$X$122])=&quot;&quot;;&quot;&quot;;INDEX([$Données.N$122:$Données.N$127];[$Données.$X$122]))">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text:p/>
          </table:table-cell>
          <table:table-cell table:style-name="ce933" table:formula="of:=11-COUNTBLANK([.D146:.N146])+7-COUNTBLANK([.O146:.U146])+1-COUNTBLANK([.R145])" office:value-type="float" office:value="3" calcext:value-type="float">
            <text:p>3</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E146]=&quot;-∞&quot;;&quot;-infini&quot;;[.E146])">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x + 8| &gt; -10" calcext:value-type="string" table:number-columns-spanned="4" table:number-rows-spanned="1">
            <text:p>|x + 8| &gt; -10</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933"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76" table:formula="of:=IF(INDEX([$Données.Q$129:$Données.Q$140];[$Données.$AA$129])=&quot;&quot;;&quot;&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8" calcext:value-type="float">
            <text:p>-8</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text:p/>
          </table:table-cell>
          <table:table-cell table:style-name="ce933" table:formula="of:=11-COUNTBLANK([.D149:.N149])+1-COUNTBLANK([.R148])+7-COUNTBLANK([.O149:.U149])" office:value-type="float" office:value="3" calcext:value-type="float">
            <text:p>3</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69" table:formula="of:=IF(INDEX([$Données.Q$129:$Données.Q$140];[$Données.$AA$129])=&quot;&quot;;&quot;&quot;;IF(INDEX([$Données.Q$129:$Données.Q$140];[$Données.$AA$129])=&quot;-∞&quot;;&quot;-infini&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1013"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2| = 14" calcext:value-type="string">
            <text:p>|x + 2| = 14</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992"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gt; -5" calcext:value-type="string">
            <text:p>|x| &gt; -5</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P153]"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992"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x + 8| &gt; -10" calcext:value-type="string">
            <text:p>|x + 8| &gt; -10</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G27]);0;IF([.S150]=MID([$'|x|'.I27];1;1);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992"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6"/>
          <table:covered-table-cell table:number-columns-repeated="2" table:style-name="ce98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3">SI(</text:span><text:span text:style-name="T34">$R$142</text:span><text:span text:style-name="T33">*-</text:span><text:span text:style-name="T35">$Q$142</text:span><text:span text:style-name="T33">&lt;0;"+";"-")</text:span></text:p>
          </table:table-cell>
          <table:table-cell table:number-columns-repeated="11"/>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5 x² - 30 x + 800 = 0" calcext:value-type="string" table:number-columns-spanned="5" table:number-rows-spanned="1">
            <text:p>-5 x² - 30 x + 800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5" calcext:value-type="float">
            <text:p>-5</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30" calcext:value-type="float">
            <text:p>3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800" calcext:value-type="float">
            <text:p>80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5" calcext:value-type="float">
            <text:p>-5</text:p>
          </table:table-cell>
          <table:table-cell table:style-name="ce884" table:formula="of:=-[.Q159]*[.T159]" office:value-type="float" office:value="-30" calcext:value-type="float">
            <text:p>-30</text:p>
          </table:table-cell>
          <table:table-cell table:style-name="ce884" table:formula="of:=[.Q159]*[.U159]" office:value-type="float" office:value="800" calcext:value-type="float">
            <text:p>800</text:p>
          </table:table-cell>
          <table:table-cell table:style-name="ce884" table:formula="of:=[.R161]+[.S161]" office:value-type="float" office:value="-6" calcext:value-type="float">
            <text:p>-6</text:p>
          </table:table-cell>
          <table:table-cell table:style-name="ce884" table:formula="of:=[.R161]*[.S161]" office:value-type="float" office:value="-160" calcext:value-type="float">
            <text:p>-160</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5" calcext:value-type="float">
            <text:p>-5</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6" calcext:value-type="float">
            <text:p>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160" calcext:value-type="float">
            <text:p>160</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1" calcext:value-type="float">
            <text:p>1</text:p>
          </table:table-cell>
          <table:table-cell table:style-name="ce884" table:formula="of:=IF(ISBLANK([$'2nd ° Première G N1'.D7]);0;IF([$'2nd ° Première G N1'.D7]=[.D160];1;-0.5))" office:value-type="float" office:value="1" calcext:value-type="float">
            <text:p>1</text:p>
          </table:table-cell>
          <table:table-cell table:style-name="ce884" table:formula="of:=IF(ISBLANK([$'2nd ° Première G N1'.E7]);0;IF([$'2nd ° Première G N1'.E7]=[.E160];1;-0.5))" office:value-type="float" office:value="1" calcext:value-type="float">
            <text:p>1</text:p>
          </table:table-cell>
          <table:table-cell table:style-name="ce884" table:formula="of:=IF(ISBLANK([$'2nd ° Première G N1'.G7]);0;IF([$'2nd ° Première G N1'.G7]=[.G160];1;-0.5))" office:value-type="float" office:value="1" calcext:value-type="float">
            <text:p>1</text:p>
          </table:table-cell>
          <table:table-cell table:style-name="ce884" table:formula="of:=IF(ISBLANK([$'2nd ° Première G N1'.H7]);0;IF([$'2nd ° Première G N1'.H7]=[.H160];1;-0.5))" office:value-type="float" office:value="1" calcext:value-type="float">
            <text:p>1</text:p>
          </table:table-cell>
          <table:table-cell table:style-name="ce1047" table:number-columns-repeated="4"/>
          <table:table-cell table:style-name="ce884" table:formula="of:=SUM([.W160:.AE160])" office:value-type="float" office:value="5" calcext:value-type="float">
            <text:p>5</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161]^2" office:value-type="float" office:value="9" calcext:value-type="float">
            <text:p>9</text:p>
          </table:table-cell>
          <table:table-cell table:style-name="ce678" table:formula="of:=[.G160]" office:value-type="string" office:string-value="-" calcext:value-type="string">
            <text:p>-</text:p>
          </table:table-cell>
          <table:table-cell table:formula="of:=[.H160]" office:value-type="float" office:value="160" calcext:value-type="float">
            <text:p>160</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16" calcext:value-type="float">
            <text:p>-16</text:p>
          </table:table-cell>
          <table:table-cell table:style-name="ce1057" table:formula="of:=MAX([.R163:.S163])" office:value-type="float" office:value="10" calcext:value-type="float">
            <text:p>10</text:p>
          </table:table-cell>
          <table:table-cell table:style-name="ce884" table:formula="of:=[.R159]^2-4*[.Q159]*[.S159]" office:value-type="float" office:value="16900" calcext:value-type="float">
            <text:p>16900</text:p>
          </table:table-cell>
          <table:table-cell table:number-columns-repeated="2"/>
          <table:table-cell table:style-name="ce884" table:formula="of:=IF(ISBLANK([$'2nd ° Première G N1'.A9]);0;IF([$'2nd ° Première G N1'.A9]=[.A161];1;-0.5))" office:value-type="float" office:value="1" calcext:value-type="float">
            <text:p>1</text:p>
          </table:table-cell>
          <table:table-cell table:style-name="ce884" table:formula="of:=IF(ISBLANK([$'2nd ° Première G N1'.E9]);0;IF([$'2nd ° Première G N1'.E9]=[.E161];1;-0.5))" office:value-type="float" office:value="1" calcext:value-type="float">
            <text:p>1</text:p>
          </table:table-cell>
          <table:table-cell table:style-name="ce884" table:formula="of:=IF(ISBLANK([$'2nd ° Première G N1'.F9]);0;IF([$'2nd ° Première G N1'.F9]=[.F161];1;-0.5))" office:value-type="float" office:value="1" calcext:value-type="float">
            <text:p>1</text:p>
          </table:table-cell>
          <table:table-cell table:style-name="ce884" table:formula="of:=IF(ISBLANK([$'2nd ° Première G N1'.H9]);0;IF([$'2nd ° Première G N1'.H9]=[.H161];1;-0.5))" office:value-type="float" office:value="1" calcext:value-type="float">
            <text:p>1</text:p>
          </table:table-cell>
          <table:table-cell table:style-name="ce884" table:formula="of:=IF(ISBLANK([$'2nd ° Première G N1'.I9]);0;IF([$'2nd ° Première G N1'.I9]=[.I161];1;-0.5))" office:value-type="float" office:value="1" calcext:value-type="float">
            <text:p>1</text:p>
          </table:table-cell>
          <table:table-cell table:style-name="ce884" table:formula="of:=IF(ISBLANK([$'2nd ° Première G N1'.J9]);0;IF([$'2nd ° Première G N1'.J9]=[.J161];1;-0.5))" office:value-type="float" office:value="1" calcext:value-type="float">
            <text:p>1</text:p>
          </table:table-cell>
          <table:table-cell table:style-name="ce884" table:formula="of:=IF(ISBLANK([$'2nd ° Première G N1'.K9]);0;IF([$'2nd ° Première G N1'.K9]=[.K161];1;-0.5))" office:value-type="float" office:value="1" calcext:value-type="float">
            <text:p>1</text:p>
          </table:table-cell>
          <table:table-cell table:style-name="ce884" table:number-columns-repeated="2"/>
          <table:table-cell table:style-name="ce884" table:formula="of:=SUM([.W161:.AE161])" office:value-type="float" office:value="7" calcext:value-type="float">
            <text:p>7</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T161]/(4*[.Q159]^2))" office:value-type="float" office:value="169" calcext:value-type="float">
            <text:p>169</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1" calcext:value-type="float">
            <text:p>1</text:p>
          </table:table-cell>
          <table:table-cell table:style-name="ce1081" table:formula="of:=IF(ISBLANK([$'2nd ° Première G N1'.E11]);0;IF([$'2nd ° Première G N1'.E11]=[.E162];1;-0.5))" office:value-type="float" office:value="1" calcext:value-type="float">
            <text:p>1</text:p>
          </table:table-cell>
          <table:table-cell table:style-name="ce1081" table:formula="of:=IF(ISBLANK([$'2nd ° Première G N1'.F11]);0;IF([$'2nd ° Première G N1'.F11]=[.F162];1;-0.5))" office:value-type="float" office:value="1" calcext:value-type="float">
            <text:p>1</text:p>
          </table:table-cell>
          <table:table-cell table:style-name="ce1081" table:formula="of:=IF(ISBLANK([$'2nd ° Première G N1'.H11]);0;IF([$'2nd ° Première G N1'.H11]=[.H162];1;-0.5))" office:value-type="float" office:value="1" calcext:value-type="float">
            <text:p>1</text:p>
          </table:table-cell>
          <table:table-cell table:style-name="ce1081" table:formula="of:=IF(ISBLANK([$'2nd ° Première G N1'.I11]);0;IF([$'2nd ° Première G N1'.I11]=[.I162];1;-0.5))" office:value-type="float" office:value="1" calcext:value-type="float">
            <text:p>1</text:p>
          </table:table-cell>
          <table:table-cell table:style-name="ce1081" table:number-columns-repeated="4"/>
          <table:table-cell table:style-name="ce884" table:formula="of:=SUM([.W162:.AE162])" office:value-type="float" office:value="5" calcext:value-type="float">
            <text:p>5</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ABS(SQRT([.T161])/(2*[.Q159]))" office:value-type="float" office:value="13" calcext:value-type="float">
            <text:p>13</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10" calcext:value-type="float">
            <text:p>10</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1" calcext:value-type="float">
            <text:p>1</text:p>
          </table:table-cell>
          <table:table-cell table:style-name="ce1081" table:formula="of:=IF(ISBLANK([$'2nd ° Première G N1'.E13]);0;IF([$'2nd ° Première G N1'.E13]=[.E163];1;-0.5))" office:value-type="float" office:value="1" calcext:value-type="float">
            <text:p>1</text:p>
          </table:table-cell>
          <table:table-cell table:style-name="ce1081" table:formula="of:=IF(ISBLANK([$'2nd ° Première G N1'.F13]);0;IF([$'2nd ° Première G N1'.F13]=[.F163];1;-0.5))" office:value-type="float" office:value="1" calcext:value-type="float">
            <text:p>1</text:p>
          </table:table-cell>
          <table:table-cell table:style-name="ce1081" table:formula="of:=IF(ISBLANK([$'2nd ° Première G N1'.H13]);0;IF([$'2nd ° Première G N1'.H13]=[.H163];1;-0.5))" office:value-type="float" office:value="1" calcext:value-type="float">
            <text:p>1</text:p>
          </table:table-cell>
          <table:table-cell table:style-name="ce1081" table:formula="of:=IF(ISBLANK([$'2nd ° Première G N1'.I13]);0;IF([$'2nd ° Première G N1'.I13]=[.I163];1;-0.5))" office:value-type="float" office:value="1" calcext:value-type="float">
            <text:p>1</text:p>
          </table:table-cell>
          <table:table-cell table:number-columns-repeated="4"/>
          <table:table-cell table:style-name="ce884" table:formula="of:=SUM([.W163:.AE163])" office:value-type="float" office:value="5" calcext:value-type="float">
            <text:p>5</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3" calcext:value-type="float">
            <text:p>3</text:p>
          </table:table-cell>
          <table:table-cell table:formula="of:=&quot;+&quot;" office:value-type="string" office:string-value="+" calcext:value-type="string">
            <text:p>+</text:p>
          </table:table-cell>
          <table:table-cell table:formula="of:=[.I163]" office:value-type="float" office:value="13" calcext:value-type="float">
            <text:p>13</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1" calcext:value-type="float">
            <text:p>1</text:p>
          </table:table-cell>
          <table:table-cell table:style-name="ce1081" table:formula="of:=IF(ISBLANK([$'2nd ° Première G N1'.D15]);0;IF([$'2nd ° Première G N1'.D15]=[.D164];1;-0.5))" office:value-type="float" office:value="1" calcext:value-type="float">
            <text:p>1</text:p>
          </table:table-cell>
          <table:table-cell table:style-name="ce1081" table:formula="of:=IF(ISBLANK([$'2nd ° Première G N1'.E15]);0;IF([$'2nd ° Première G N1'.E15]=[.E164];1;-0.5))" office:value-type="float" office:value="1" calcext:value-type="float">
            <text:p>1</text:p>
          </table:table-cell>
          <table:table-cell table:style-name="ce1081" table:formula="of:=IF(ISBLANK([$'2nd ° Première G N1'.F15]);0;IF([$'2nd ° Première G N1'.F15]=[.F164];1;-0.5))" office:value-type="float" office:value="1" calcext:value-type="float">
            <text:p>1</text:p>
          </table:table-cell>
          <table:table-cell table:style-name="ce1081" table:formula="of:=IF(ISBLANK([$'2nd ° Première G N1'.G15]);0;IF([$'2nd ° Première G N1'.G15]=[.G164];1;-0.5))" office:value-type="float" office:value="1" calcext:value-type="float">
            <text:p>1</text:p>
          </table:table-cell>
          <table:table-cell table:style-name="ce1081" table:formula="of:=IF(ISBLANK([$'2nd ° Première G N1'.K15]);0;IF([$'2nd ° Première G N1'.K15]=[.K164];1;-0.5))" office:value-type="float" office:value="1" calcext:value-type="float">
            <text:p>1</text:p>
          </table:table-cell>
          <table:table-cell table:style-name="ce1081" table:formula="of:=IF(ISBLANK([$'2nd ° Première G N1'.L15]);0;IF([$'2nd ° Première G N1'.L15]=[.L164];1;-0.5))" office:value-type="float" office:value="1" calcext:value-type="float">
            <text:p>1</text:p>
          </table:table-cell>
          <table:table-cell table:style-name="ce1081" table:formula="of:=IF(ISBLANK([$'2nd ° Première G N1'.M15]);0;IF([$'2nd ° Première G N1'.M15]=[.M164];1;-0.5))" office:value-type="float" office:value="1" calcext:value-type="float">
            <text:p>1</text:p>
          </table:table-cell>
          <table:table-cell table:style-name="ce1081" table:formula="of:=IF(ISBLANK([$'2nd ° Première G N1'.N15]);0;IF([$'2nd ° Première G N1'.N15]=[.N164];1;-0.5))" office:value-type="float" office:value="1" calcext:value-type="float">
            <text:p>1</text:p>
          </table:table-cell>
          <table:table-cell table:style-name="ce884" table:formula="of:=SUM([.W164:.AE164])" office:value-type="float" office:value="9" calcext:value-type="float">
            <text:p>9</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0" calcext:value-type="float">
            <text:p>10</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1" calcext:value-type="float">
            <text:p>1</text:p>
          </table:table-cell>
          <table:table-cell table:style-name="ce1081" table:formula="of:=IF(ISBLANK([$'2nd ° Première G N1'.D17]);0;IF([$'2nd ° Première G N1'.D17]=[.D165];1;-0.5))" office:value-type="float" office:value="1" calcext:value-type="float">
            <text:p>1</text:p>
          </table:table-cell>
          <table:table-cell table:style-name="ce1081" table:formula="of:=IF(ISBLANK([$'2nd ° Première G N1'.E17]);0;IF([$'2nd ° Première G N1'.E17]=[.E165];1;-0.5))" office:value-type="float" office:value="1" calcext:value-type="float">
            <text:p>1</text:p>
          </table:table-cell>
          <table:table-cell table:style-name="ce1081" table:formula="of:=IF(ISBLANK([$'2nd ° Première G N1'.I17]);0;IF([$'2nd ° Première G N1'.I17]=[.I165];1;-0.5))" office:value-type="float" office:value="1" calcext:value-type="float">
            <text:p>1</text:p>
          </table:table-cell>
          <table:table-cell table:style-name="ce1081" table:formula="of:=IF(ISBLANK([$'2nd ° Première G N1'.J17]);0;IF([$'2nd ° Première G N1'.J17]=[.J165];1;-0.5))" office:value-type="float" office:value="1" calcext:value-type="float">
            <text:p>1</text:p>
          </table:table-cell>
          <table:table-cell table:number-columns-repeated="4"/>
          <table:table-cell table:style-name="ce884" table:formula="of:=SUM([.W165:.AE165])" office:value-type="float" office:value="5" calcext:value-type="float">
            <text:p>5</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16" calcext:value-type="float">
            <text:p>-16</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10" calcext:value-type="float">
            <text:p>10</text:p>
          </table:table-cell>
          <table:table-cell table:number-columns-repeated="15"/>
          <table:table-cell table:style-name="ce884" table:formula="of:=IF(ISBLANK([$'2nd ° Première G N1'.C19]);0;IF([$'2nd ° Première G N1'.C19]=[.C166];1;-0.5))" office:value-type="float" office:value="1" calcext:value-type="float">
            <text:p>1</text:p>
          </table:table-cell>
          <table:table-cell table:style-name="ce884" table:formula="of:=IF(ISBLANK([$'2nd ° Première G N1'.F19]);0;IF([$'2nd ° Première G N1'.F19]=[.G166];1;-0.5))" office:value-type="float" office:value="1" calcext:value-type="float">
            <text:p>1</text:p>
          </table:table-cell>
          <table:table-cell table:number-columns-repeated="7"/>
          <table:table-cell table:style-name="ce884" table:formula="of:=SUM([.W166:.AE166])" office:value-type="float" office:value="2" calcext:value-type="float">
            <text:p>2</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20" calcext:value-type="float">
            <text:p>2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number-columns-repeated="33"/>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7 x² + 3 x + 8 = 0" calcext:value-type="string" table:number-columns-spanned="5" table:number-rows-spanned="1">
            <text:p>7 x² + 3 x + 8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7" calcext:value-type="float">
            <text:p>7</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3" calcext:value-type="float">
            <text:p>3</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7" calcext:value-type="float">
            <text:p>7</text:p>
          </table:table-cell>
          <table:table-cell table:style-name="ce884" table:formula="of:=INDEX([.AJ20:.AJ43];[.AM20])" office:value-type="float" office:value="3" calcext:value-type="float">
            <text:p>3</text:p>
          </table:table-cell>
          <table:table-cell table:style-name="ce884" office:value-type="float" office:value="8" calcext:value-type="float">
            <text:p>8</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7"/>
          <table:table-cell table:number-columns-repeated="4"/>
          <table:table-cell table:style-name="ce1049" table:formula="of:=-[.R172]/(2*[.Q172])" office:value-type="float" office:value="-0.214285714285714" calcext:value-type="float" table:number-columns-spanned="2" table:number-rows-spanned="1">
            <text:p>-3/14 <text:s text:c="2"/></text:p>
          </table:table-cell>
          <table:covered-table-cell table:style-name="ce677"/>
          <table:table-cell table:style-name="ce1049" table:formula="of:=[.Q172]*[.Q174]^2+[.R172]*[.Q174]+[.S172]" office:value-type="float" office:value="7.67857142857143" calcext:value-type="float" table:number-columns-spanned="2" table:number-rows-spanned="1">
            <text:p>215/28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7" calcext:value-type="float">
            <text:p>7</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14" calcext:value-type="float">
            <text:p>14</text:p>
          </table:table-cell>
          <table:table-cell table:style-name="ce677" table:number-columns-repeated="2"/>
          <table:table-cell table:style-name="ce739" table:formula="of:=ABS(4*[.Q172]^2)" office:value-type="float" office:value="196" calcext:value-type="float">
            <text:p>196</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4" calcext:value-type="float">
            <text:p>14</text:p>
          </table:table-cell>
          <table:table-cell table:style-name="ce677" table:number-columns-repeated="2"/>
          <table:table-cell table:style-name="ce739" table:formula="of:=ABS(4*[.Q172]^2/[.Q172])" office:value-type="float" office:value="28" calcext:value-type="float">
            <text:p>28</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S174])*ABS(4*[.Q172]^2/[.Q172])" office:value-type="float" office:value="215" calcext:value-type="float">
            <text:p>215</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7" calcext:value-type="float">
            <text:p>7</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4" calcext:value-type="float">
            <text:p>14</text:p>
          </table:table-cell>
          <table:table-cell table:style-name="ce677" table:number-columns-repeated="2"/>
          <table:table-cell table:style-name="ce739" table:formula="of:=ABS(4*[.Q172]^2/[.Q172])" office:value-type="float" office:value="28" calcext:value-type="float">
            <text:p>28</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3" calcext:value-type="float">
            <text:p>3</text:p>
          </table:table-cell>
          <table:table-cell table:style-name="ce709"/>
          <table:table-cell table:style-name="ce680"/>
          <table:table-cell table:style-name="ce709"/>
          <table:table-cell table:style-name="ce740" table:formula="of:=[.H185]" office:value-type="float" office:value="215" calcext:value-type="float">
            <text:p>215</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14" calcext:value-type="float">
            <text:p>14</text:p>
          </table:table-cell>
          <table:table-cell table:style-name="ce709"/>
          <table:table-cell table:style-name="ce680"/>
          <table:table-cell table:style-name="ce709"/>
          <table:table-cell table:style-name="ce740" table:formula="of:=[.H187]" office:value-type="float" office:value="28" calcext:value-type="float">
            <text:p>28</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QJMcJwIq6hJEooOWdAAVk760X6E=" table:protection-key-digest-algorithm="http://www.w3.org/2000/09/xmldsig#sha1" table:print="false">
        <loext:table-protection loext:select-unprotected-cells="true"/>
        <office:forms form:automatic-focus="false" form:apply-design-mode="false"/>
        <table:table-column table:style-name="co48" table:default-cell-style-name="ce1155"/>
        <table:table-column table:style-name="co49" table:default-cell-style-name="ce1155"/>
        <table:table-column table:style-name="co50" table:default-cell-style-name="ce1155"/>
        <table:table-column table:style-name="co51" table:default-cell-style-name="ce1155"/>
        <table:table-column table:style-name="co52" table:number-columns-repeated="2" table:default-cell-style-name="ce1155"/>
        <table:table-column table:style-name="co53" table:default-cell-style-name="ce1155"/>
        <table:table-column table:style-name="co1" table:default-cell-style-name="ce1155"/>
        <table:table-column table:style-name="co54" table:default-cell-style-name="ce1155"/>
        <table:table-column table:style-name="co1" table:number-columns-repeated="56" table:default-cell-style-name="ce1155"/>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9"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9"/>
          <table:table-cell table:style-name="ce1159" office:value-type="string" calcext:value-type="string">
            <text:p>A faire</text:p>
          </table:table-cell>
          <table:table-cell table:style-name="ce1159"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5"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9"/>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 calcext:value-type="float">
            <text:p>0,00</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5"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1.53846153846154" calcext:value-type="float">
            <text:p>1,54</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20" calcext:value-type="float">
            <text:p>2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omic Sans MS" svg:font-family="'Comic Sans MS'" style:font-family-generic="script" style:font-pitch="variable"/>
    <style:font-face style:name="Comic Sans MS1" svg:font-family="'Comic Sans M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family-generic="roman" style:font-pitch="variable" style:font-charset="x-symbol"/>
    <style:font-face style:name="Symbol1" svg:font-family="Symbol"/>
    <style:font-face style:name="Tahoma" svg:font-family="Tahoma" style:font-family-generic="system" style:font-pitch="variable"/>
    <style:font-face style:name="Times New Roman" svg:font-family="'Times New Roman'" style:font-adornments="Gras" style:font-family-generic="roman" style:font-pitch="variable"/>
    <style:font-face style:name="Times New Roman1" svg:font-family="'Times New Roman'"/>
    <style:font-face style:name="Times New Roman2" svg:font-family="'Times New Roman'" style:font-family-generic="roman" style:font-pitch="variable"/>
    <style:font-face style:name="Times New Roman3" svg:font-family="'Times New Roman'" style:font-family-generic="roman"/>
  </office:font-face-decls>
  <office:styles>
    <style:default-style style:family="table-cell">
      <style:paragraph-properties style:tab-stop-distance="1.25cm"/>
      <style:text-properties style:font-name="Liberation Sans" fo:font-size="10pt" fo:language="zxx" fo:country="none"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19T14:34:48.409000000</meta:creation-date>
    <dc:date>2023-10-12T10:25:05.517000000</dc:date>
    <meta:editing-duration>P2DT13H44S</meta:editing-duration>
    <meta:editing-cycles>815</meta:editing-cycles>
    <meta:generator>LibreOffice/7.4.7.2$Windows_x86 LibreOffice_project/723314e595e8007d3cf785c16538505a1c878ca5</meta:generator>
    <meta:document-statistic meta:table-count="11" meta:cell-count="3621"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K8").String = ""
	Feuille.GetCellRangeByName("L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K8").String = ""
	Feuille.GetCellRangeByName("L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